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0ed7c9" officeooo:paragraph-rsid="000ed7c9"/>
    </style:style>
    <style:style style:name="P2" style:family="paragraph" style:parent-style-name="Standard">
      <style:text-properties officeooo:rsid="000ff00b" officeooo:paragraph-rsid="000ff00b"/>
    </style:style>
    <style:style style:name="P3" style:family="paragraph" style:parent-style-name="Standard">
      <style:text-properties officeooo:rsid="000ff00b" officeooo:paragraph-rsid="0012fec5"/>
    </style:style>
    <style:style style:name="P4" style:family="paragraph" style:parent-style-name="Standard">
      <style:text-properties officeooo:rsid="0011adf2" officeooo:paragraph-rsid="0011adf2"/>
    </style:style>
    <style:style style:name="P5" style:family="paragraph" style:parent-style-name="Standard">
      <style:text-properties officeooo:rsid="0012fec5" officeooo:paragraph-rsid="0012fec5"/>
    </style:style>
    <style:style style:name="P6" style:family="paragraph" style:parent-style-name="Standard">
      <style:text-properties fo:font-weight="bold" officeooo:rsid="0012fec5" officeooo:paragraph-rsid="0012fec5" style:font-weight-asian="bold" style:font-weight-complex="bold"/>
    </style:style>
    <style:style style:name="P7" style:family="paragraph" style:parent-style-name="Standard">
      <style:text-properties officeooo:rsid="0013de39" officeooo:paragraph-rsid="0013de39"/>
    </style:style>
    <style:style style:name="P8" style:family="paragraph" style:parent-style-name="Standard">
      <style:text-properties officeooo:rsid="0018010c" officeooo:paragraph-rsid="0018010c"/>
    </style:style>
    <style:style style:name="P9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officeooo:paragraph-rsid="002020f0" style:letter-kerning="false" style:font-name-asian="宋体1" style:font-size-asian="6pt" style:font-name-complex="宋体1" style:font-size-complex="6pt" style:font-weight-complex="bold"/>
    </style:style>
    <style:style style:name="P10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officeooo:paragraph-rsid="0021ced1" style:letter-kerning="false" style:font-name-asian="宋体1" style:font-size-asian="6pt" style:font-name-complex="宋体1" style:font-size-complex="6pt" style:font-weight-complex="bold"/>
    </style:style>
    <style:style style:name="P11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020f0" style:letter-kerning="false" style:font-name-asian="宋体1" style:font-size-asian="6pt" style:font-weight-asian="bold" style:font-name-complex="宋体1" style:font-size-complex="6pt"/>
    </style:style>
    <style:style style:name="P12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1ced1" style:letter-kerning="false" style:font-name-asian="宋体1" style:font-size-asian="6pt" style:font-weight-asian="bold" style:font-name-complex="宋体1" style:font-size-complex="6pt"/>
    </style:style>
    <style:style style:name="P13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020f0" style:letter-kerning="false" style:font-name-asian="宋体1" style:font-size-asian="6pt" style:font-weight-asian="bold" style:font-name-complex="宋体1" style:font-size-complex="6pt" style:font-weight-complex="bold"/>
    </style:style>
    <style:style style:name="P14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1ced1" style:letter-kerning="false" style:font-name-asian="宋体1" style:font-size-asian="6pt" style:font-weight-asian="bold" style:font-name-complex="宋体1" style:font-size-complex="6pt" style:font-weight-complex="bold"/>
    </style:style>
    <style:style style:name="P15" style:family="paragraph" style:parent-style-name="Standard">
      <style:text-properties fo:color="#000000" fo:font-size="6pt" officeooo:paragraph-rsid="0018010c" style:font-size-asian="6pt" style:font-size-complex="6pt"/>
    </style:style>
    <style:style style:name="P16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paragraph-rsid="002020f0" style:letter-kerning="false" style:font-name-asian="宋体1" style:font-size-asian="6pt" style:font-name-complex="宋体1" style:font-size-complex="6pt"/>
    </style:style>
    <style:style style:name="P17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paragraph-rsid="0021ced1" style:letter-kerning="false" style:font-name-asian="宋体1" style:font-size-asian="6pt" style:font-name-complex="宋体1" style:font-size-complex="6pt"/>
    </style:style>
    <style:style style:name="P18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0ed7c9" officeooo:paragraph-rsid="00199e05" style:letter-kerning="false" style:font-name-asian="宋体1" style:font-size-asian="6pt" style:font-name-complex="宋体1" style:font-size-complex="6pt"/>
    </style:style>
    <style:style style:name="P19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0ed7c9" officeooo:paragraph-rsid="0021ced1" style:letter-kerning="false" style:font-name-asian="宋体1" style:font-size-asian="6pt" style:font-name-complex="宋体1" style:font-size-complex="6pt"/>
    </style:style>
    <style:style style:name="P20" style:family="paragraph" style:parent-style-name="Standard">
      <style:text-properties fo:font-size="6pt" officeooo:paragraph-rsid="002020f0" style:font-size-asian="6pt" style:font-size-complex="6pt"/>
    </style:style>
    <style:style style:name="P21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020f0" style:font-size-asian="6pt" style:font-size-complex="6pt"/>
    </style:style>
    <style:style style:name="P22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1ced1" style:font-size-asian="6pt" style:font-size-complex="6pt"/>
    </style:style>
    <style:style style:name="P23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99pt solid #000000" style:join-border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0ed7c9" officeooo:paragraph-rsid="002020f0" style:letter-kerning="false" style:font-name-asian="宋体1" style:font-size-asian="6pt" style:font-name-complex="宋体1" style:font-size-complex="6pt"/>
    </style:style>
    <style:style style:name="P24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99pt solid #000000" style:join-border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29ba36" officeooo:paragraph-rsid="0029ba36" style:letter-kerning="false" style:font-name-asian="宋体1" style:font-size-asian="6pt" style:font-name-complex="宋体1" style:font-size-complex="6pt"/>
    </style:style>
    <style:style style:name="P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size="6pt" officeooo:rsid="0029ba36" officeooo:paragraph-rsid="0029ba36" style:font-size-asian="6pt" style:font-size-complex="6pt"/>
    </style:style>
    <style:style style:name="P26" style:family="paragraph" style:parent-style-name="Preformatted_20_Text">
      <style:text-properties fo:color="#000000" style:font-name="DejaVu Sans Mono" fo:font-size="6pt" officeooo:rsid="0018010c" officeooo:paragraph-rsid="0018010c" style:font-size-asian="6pt" style:font-size-complex="6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style:font-size-asian="6pt" style:font-size-complex="6pt"/>
    </style:style>
    <style:style style:name="P28" style:family="paragraph" style:parent-style-name="Preformatted_20_Text">
      <style:text-properties fo:color="#000000" style:font-name="DejaVu Sans Mono" fo:font-size="6pt" officeooo:paragraph-rsid="0018010c" style:font-size-asian="6pt" style:font-size-complex="6pt"/>
    </style:style>
    <style:style style:name="P29" style:family="paragraph" style:parent-style-name="Preformatted_20_Text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DejaVu Sans Mono" fo:font-size="6pt" officeooo:rsid="000ed7c9" officeooo:paragraph-rsid="00199e05" style:font-size-asian="6pt" style:font-size-complex="6pt"/>
    </style:style>
    <style:style style:name="P30" style:family="paragraph" style:parent-style-name="Preformatted_20_Text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DejaVu Sans Mono" fo:font-size="6pt" officeooo:paragraph-rsid="00199e05" style:font-size-asian="6pt" style:font-size-complex="6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officeooo:paragraph-rsid="001b4d8e" style:font-size-asian="6pt" style:font-size-complex="6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officeooo:paragraph-rsid="002020f0" style:font-size-asian="6pt" style:font-size-complex="6pt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officeooo:paragraph-rsid="002020f0" fo:background-color="#efefef" style:font-size-asian="6pt" style:font-size-complex="6pt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style:font-size-asian="6pt" style:font-size-complex="6pt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officeooo:paragraph-rsid="001b4d8e" style:font-size-asian="6pt" style:font-size-complex="6pt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officeooo:paragraph-rsid="002020f0" style:font-size-asian="6pt" style:font-size-complex="6pt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officeooo:paragraph-rsid="002b5b1a" style:font-size-asian="6pt" style:font-size-complex="6pt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宋体" fo:font-size="6pt" officeooo:rsid="000ed7c9" officeooo:paragraph-rsid="001b4d8e" style:letter-kerning="false" style:font-name-asian="宋体1" style:font-size-asian="6pt" style:font-name-complex="宋体1" style:font-size-complex="6pt"/>
    </style:style>
    <style:style style:name="P39" style:family="paragraph" style:parent-style-name="Preformatted_20_Text">
      <style:text-properties fo:color="#000080" style:font-name="DejaVu Sans Mono" fo:font-size="6pt" fo:font-weight="bold" officeooo:rsid="0018010c" officeooo:paragraph-rsid="0018010c" style:font-size-asian="6pt" style:font-size-complex="6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6pt" style:font-size-asian="6pt" style:font-size-complex="6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6pt" officeooo:paragraph-rsid="002020f0" style:font-size-asian="6pt" style:font-size-complex="6pt"/>
    </style:style>
    <style:style style:name="P4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 fo:padding-left="0in" fo:padding-right="0in" fo:padding-top="0in" fo:padding-bottom="0.0291in" fo:border-left="none" fo:border-right="none" fo:border-top="none" fo:border-bottom="0.99pt solid #000000" style:join-border="false"/>
      <style:text-properties fo:font-size="6pt" officeooo:paragraph-rsid="002020f0" style:font-size-asian="6pt" style:font-size-complex="6pt"/>
    </style:style>
    <style:style style:name="P43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6pt" officeooo:paragraph-rsid="00199e05" style:font-size-asian="6pt" style:font-size-complex="6pt"/>
    </style:style>
    <style:style style:name="P44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6pt" officeooo:paragraph-rsid="002020f0" fo:background-color="#efefef" style:font-size-asian="6pt" style:font-size-complex="6pt"/>
    </style:style>
    <style:style style:name="P45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6pt" officeooo:paragraph-rsid="0021ced1" fo:background-color="#efefef" style:font-size-asian="6pt" style:font-size-complex="6pt"/>
    </style:style>
    <style:style style:name="P46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10pt" officeooo:rsid="002e71e7" officeooo:paragraph-rsid="002e71e7" style:letter-kerning="false" style:font-name-asian="宋体1" style:font-size-asian="8.75pt" style:font-name-complex="宋体1" style:font-size-complex="10pt"/>
    </style:style>
    <style:style style:name="P47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10pt" officeooo:rsid="002f2774" officeooo:paragraph-rsid="002f2774" style:letter-kerning="false" style:font-name-asian="宋体1" style:font-size-asian="8.75pt" style:font-name-complex="宋体1" style:font-size-complex="10pt"/>
    </style:style>
    <style:style style:name="P48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rsid="000ed7c9" officeooo:paragraph-rsid="00199e05" style:letter-kerning="false" fo:background-color="#efefef" style:font-name-asian="宋体1" style:font-size-asian="6pt" style:font-name-complex="宋体1" style:font-size-complex="6pt"/>
    </style:style>
    <style:style style:name="P49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paragraph-rsid="0021ced1" style:letter-kerning="false" style:font-name-asian="宋体1" style:font-size-asian="6pt" style:font-name-complex="宋体1" style:font-size-complex="6pt"/>
    </style:style>
    <style:style style:name="P50" style:family="paragraph" style:parent-style-name="HTML_20_Preformatted">
      <loext:graphic-properties draw:fill="solid" draw:fill-color="#ffffff"/>
      <style:paragraph-properties fo:background-color="#ffffff"/>
      <style:text-properties fo:font-size="6pt" officeooo:paragraph-rsid="002020f0" style:font-size-asian="6pt" style:font-size-complex="6pt"/>
    </style:style>
    <style:style style:name="P51" style:family="paragraph" style:parent-style-name="HTML_20_Preformatted">
      <loext:graphic-properties draw:fill="solid" draw:fill-color="#ffffff"/>
      <style:paragraph-properties fo:background-color="#ffffff">
        <style:tab-stops>
          <style:tab-stop style:position="0.22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020f0" style:font-size-asian="6pt" style:font-size-complex="6pt"/>
    </style:style>
    <style:style style:name="P52" style:family="paragraph" style:parent-style-name="HTML_20_Preformatted">
      <loext:graphic-properties draw:fill="solid" draw:fill-color="#ffffff"/>
      <style:paragraph-properties fo:background-color="#ffffff">
        <style:tab-stops>
          <style:tab-stop style:position="0.22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1ced1" style:font-size-asian="6pt" style:font-size-complex="6pt"/>
    </style:style>
    <style:style style:name="P53" style:family="paragraph" style:parent-style-name="HTML_20_Preformatted">
      <loext:graphic-properties draw:fill="solid" draw:fill-color="#ffffff"/>
      <style:paragraph-properties fo:background-color="#ffffff"/>
      <style:text-properties fo:font-size="6pt" officeooo:paragraph-rsid="0021ced1" style:font-size-asian="6pt" style:font-size-complex="6pt"/>
    </style:style>
    <style:style style:name="P54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0ed7c9" officeooo:paragraph-rsid="0021ced1" style:letter-kerning="false" style:font-name-asian="宋体1" style:font-size-asian="6pt" style:font-name-complex="宋体1" style:font-size-complex="6pt"/>
    </style:style>
    <style:style style:name="P55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313f50" officeooo:paragraph-rsid="0021ced1" style:letter-kerning="false" style:font-name-asian="宋体1" style:font-size-asian="6pt" style:font-name-complex="宋体1" style:font-size-complex="6pt"/>
    </style:style>
    <style:style style:name="P56" style:family="paragraph" style:parent-style-name="Preformatted_20_Text">
      <style:text-properties fo:color="#000000" style:font-name="DejaVu Sans Mono" fo:font-size="6pt" officeooo:paragraph-rsid="0018010c" style:font-size-asian="6pt" style:font-size-complex="6pt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宋体" fo:font-size="6pt" officeooo:rsid="00313f50" style:letter-kerning="false" style:font-name-asian="宋体1" style:font-size-asian="6pt" style:font-name-complex="宋体1" style:font-size-complex="6pt"/>
    </style:style>
    <style:style style:name="P58" style:family="paragraph" style:parent-style-name="Preformatted_20_Text">
      <loext:graphic-properties draw:fill="solid" draw:fill-color="#ffffff"/>
      <style:paragraph-properties fo:background-color="#ffffff"/>
      <style:text-properties fo:color="#000000" style:font-name="宋体" fo:font-size="6pt" officeooo:rsid="00313f50" officeooo:paragraph-rsid="00322c1a" style:letter-kerning="false" style:font-name-asian="宋体1" style:font-size-asian="6pt" style:font-name-complex="宋体1" style:font-size-complex="6pt"/>
    </style:style>
    <style:style style:name="P5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宋体" fo:font-size="6pt" officeooo:rsid="00313f50" officeooo:paragraph-rsid="00322c1a" style:letter-kerning="false" style:font-name-asian="宋体1" style:font-size-asian="6pt" style:font-name-complex="宋体1" style:font-size-complex="6pt"/>
    </style:style>
    <style:style style:name="P60" style:family="paragraph" style:parent-style-name="Preformatted_20_Text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313f50" officeooo:paragraph-rsid="003535e9" style:letter-kerning="false" style:font-name-asian="宋体1" style:font-size-asian="6pt" style:font-name-complex="宋体1" style:font-size-complex="6pt"/>
    </style:style>
    <style:style style:name="P61" style:family="paragraph" style:parent-style-name="Preformatted_20_Text">
      <loext:graphic-properties draw:fill="solid" draw:fill-color="#ffffff"/>
      <style:paragraph-properties fo:background-color="#ffffff"/>
      <style:text-properties fo:color="#000000" style:font-name="宋体" fo:font-size="6pt" officeooo:rsid="00313f50" officeooo:paragraph-rsid="003535e9" style:letter-kerning="false" style:font-name-asian="宋体1" style:font-size-asian="6pt" style:font-name-complex="宋体1" style:font-size-complex="6pt"/>
    </style:style>
    <style:style style:name="P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宋体" fo:font-size="6pt" officeooo:rsid="00313f50" officeooo:paragraph-rsid="003535e9" style:letter-kerning="false" style:font-name-asian="宋体1" style:font-size-asian="6pt" style:font-name-complex="宋体1" style:font-size-complex="6pt"/>
    </style:style>
    <style:style style:name="P6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宋体" fo:font-size="6pt" officeooo:rsid="00313f50" style:letter-kerning="false" style:font-name-asian="宋体1" style:font-size-asian="6pt" style:font-name-complex="宋体1" style:font-size-complex="6pt"/>
    </style:style>
    <style:style style:name="P6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宋体" fo:font-size="6pt" officeooo:rsid="00313f50" officeooo:paragraph-rsid="00322c1a" style:letter-kerning="false" style:font-name-asian="宋体1" style:font-size-asian="6pt" style:font-name-complex="宋体1" style:font-size-complex="6pt"/>
    </style:style>
    <style:style style:name="P6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宋体" fo:font-size="6pt" officeooo:rsid="00313f50" officeooo:paragraph-rsid="003535e9" style:letter-kerning="false" style:font-name-asian="宋体1" style:font-size-asian="6pt" style:font-name-complex="宋体1" style:font-size-complex="6pt"/>
    </style:style>
    <style:style style:name="P66" style:family="paragraph" style:parent-style-name="HTML_20_Preformatted" style:master-page-name="Standard">
      <loext:graphic-properties draw:fill="solid" draw:fill-color="#ffffff"/>
      <style:paragraph-properties style:page-number="auto" fo:background-color="#ffffff"/>
      <style:text-properties fo:font-size="6pt" officeooo:paragraph-rsid="002020f0" style:font-size-asian="6pt" style:font-size-complex="6pt"/>
    </style:style>
    <style:style style:name="P67" style:family="paragraph" style:parent-style-name="HTML_20_Preformatted" style:master-page-name="Standard">
      <loext:graphic-properties draw:fill="solid" draw:fill-color="#ffffff"/>
      <style:paragraph-properties style:page-number="auto" fo:background-color="#ffffff"/>
      <style:text-properties fo:font-size="6pt" officeooo:paragraph-rsid="0021ced1" style:font-size-asian="6pt" style:font-size-complex="6pt"/>
    </style:style>
    <style:style style:name="P68" style:family="paragraph" style:parent-style-name="HTML_20_Preformatted" style:list-style-name="L1">
      <loext:graphic-properties draw:fill="solid" draw:fill-color="#ffffff"/>
      <style:paragraph-properties fo:background-color="#ffffff"/>
      <style:text-properties fo:color="#000000" style:font-name="宋体" fo:font-size="10pt" officeooo:rsid="002e71e7" officeooo:paragraph-rsid="002e71e7" style:letter-kerning="false" style:font-name-asian="宋体1" style:font-size-asian="8.75pt" style:font-name-complex="宋体1" style:font-size-complex="10pt"/>
    </style:style>
    <style:style style:name="P69" style:family="paragraph" style:parent-style-name="HTML_20_Preformatted" style:list-style-name="L1">
      <loext:graphic-properties draw:fill="solid" draw:fill-color="#ffffff"/>
      <style:paragraph-properties fo:background-color="#ffffff"/>
      <style:text-properties fo:color="#000000" style:font-name="宋体" fo:font-size="10pt" officeooo:rsid="002f2774" officeooo:paragraph-rsid="002f2774" style:letter-kerning="false" style:font-name-asian="宋体1" style:font-size-asian="8.75pt" style:font-name-complex="宋体1" style:font-size-complex="10pt"/>
    </style:style>
    <style:style style:name="P70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rsid="00313f50" officeooo:paragraph-rsid="00313f50" style:letter-kerning="false" style:font-name-asian="宋体1" style:font-size-asian="6pt" style:font-name-complex="宋体1" style:font-size-complex="6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30c86"/>
    </style:style>
    <style:style style:name="T4" style:family="text">
      <style:text-properties fo:font-weight="bold" fo:background-color="#efefef" loext:char-shading-value="0"/>
    </style:style>
    <style:style style:name="T5" style:family="text">
      <style:text-properties officeooo:rsid="0011adf2"/>
    </style:style>
    <style:style style:name="T6" style:family="text">
      <style:text-properties fo:font-style="italic"/>
    </style:style>
    <style:style style:name="T7" style:family="text">
      <style:text-properties fo:font-style="italic" officeooo:rsid="0011adf2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1adf2" style:font-style-asian="normal" style:font-style-complex="normal"/>
    </style:style>
    <style:style style:name="T10" style:family="text">
      <style:text-properties fo:font-style="normal" officeooo:rsid="00126187" style:font-style-asian="normal" style:font-style-complex="normal"/>
    </style:style>
    <style:style style:name="T11" style:family="text">
      <style:text-properties officeooo:rsid="00126187"/>
    </style:style>
    <style:style style:name="T12" style:family="text">
      <style:text-properties officeooo:rsid="0012fec5"/>
    </style:style>
    <style:style style:name="T13" style:family="text">
      <style:text-properties officeooo:rsid="0015b23c"/>
    </style:style>
    <style:style style:name="T14" style:family="text">
      <style:text-properties fo:color="#000080"/>
    </style:style>
    <style:style style:name="T15" style:family="text">
      <style:text-properties fo:color="#000080" fo:font-weight="bold"/>
    </style:style>
    <style:style style:name="T16" style:family="text">
      <style:text-properties fo:color="#000080" fo:font-weight="bold" fo:background-color="#efefef" loext:char-shading-value="0"/>
    </style:style>
    <style:style style:name="T17" style:family="text">
      <style:text-properties fo:color="#000080" fo:font-weight="bold" fo:background-color="#efefef" loext:char-shading-value="0" style:font-weight-asian="bold" style:font-weight-complex="bold"/>
    </style:style>
    <style:style style:name="T18" style:family="text">
      <style:text-properties fo:color="#000080" fo:font-weight="bold" style:font-weight-asian="bold" style:font-weight-complex="bold"/>
    </style:style>
    <style:style style:name="T19" style:family="text">
      <style:text-properties fo:color="#000080" style:font-name="DejaVu Sans Mono" fo:font-style="italic" fo:font-weight="bold"/>
    </style:style>
    <style:style style:name="T20" style:family="text">
      <style:text-properties fo:color="#000080" style:font-name="DejaVu Sans Mono" fo:font-weight="bold"/>
    </style:style>
    <style:style style:name="T21" style:family="text">
      <style:text-properties fo:color="#000080" style:font-name="DejaVu Sans Mono" fo:font-weight="bold" fo:background-color="#efefef" loext:char-shading-value="0"/>
    </style:style>
    <style:style style:name="T22" style:family="text">
      <style:text-properties fo:color="#000080" style:font-name="DejaVu Sans Mono" fo:font-size="13.5pt" fo:font-weight="bold"/>
    </style:style>
    <style:style style:name="T23" style:family="text">
      <style:text-properties fo:color="#000080" style:font-name="DejaVu Sans Mono" fo:font-size="13.5pt" fo:font-weight="bold" fo:background-color="#efefef" loext:char-shading-value="0"/>
    </style:style>
    <style:style style:name="T24" style:family="text">
      <style:text-properties fo:color="#000080" style:font-name="宋体" fo:font-weight="bold" style:letter-kerning="false" style:font-name-asian="宋体1" style:font-weight-asian="bold" style:font-name-complex="宋体1" style:font-weight-complex="bold"/>
    </style:style>
    <style:style style:name="T25" style:family="text">
      <style:text-properties fo:color="#000080" style:font-name="宋体" fo:font-weight="bold" officeooo:rsid="000ed7c9" style:letter-kerning="false" style:font-name-asian="宋体1" style:font-name-complex="宋体1"/>
    </style:style>
    <style:style style:name="T26" style:family="text">
      <style:text-properties style:font-name="DejaVu Sans Mono"/>
    </style:style>
    <style:style style:name="T27" style:family="text">
      <style:text-properties style:font-name="DejaVu Sans Mono" fo:background-color="#efefef" loext:char-shading-value="0"/>
    </style:style>
    <style:style style:name="T28" style:family="text">
      <style:text-properties style:font-name="DejaVu Sans Mono" officeooo:rsid="002b5b1a" fo:background-color="#efefef" loext:char-shading-value="0"/>
    </style:style>
    <style:style style:name="T29" style:family="text">
      <style:text-properties style:font-name="DejaVu Sans Mono" fo:font-size="13.5pt"/>
    </style:style>
    <style:style style:name="T30" style:family="text">
      <style:text-properties style:font-name="DejaVu Sans Mono" fo:font-size="13.5pt" fo:background-color="#efefef" loext:char-shading-value="0"/>
    </style:style>
    <style:style style:name="T31" style:family="text">
      <style:text-properties fo:color="#660e7a" style:font-name="DejaVu Sans Mono" fo:font-weight="bold"/>
    </style:style>
    <style:style style:name="T32" style:family="text">
      <style:text-properties fo:color="#660e7a" style:font-name="DejaVu Sans Mono" fo:font-size="13.5pt" fo:font-weight="bold"/>
    </style:style>
    <style:style style:name="T33" style:family="text">
      <style:text-properties fo:color="#660e7a" style:font-name="宋体" fo:font-weight="bold" style:letter-kerning="false" style:font-name-asian="宋体1" style:font-weight-asian="bold" style:font-name-complex="宋体1" style:font-weight-complex="bold"/>
    </style:style>
    <style:style style:name="T34" style:family="text">
      <style:text-properties fo:color="#0000ff"/>
    </style:style>
    <style:style style:name="T35" style:family="text">
      <style:text-properties fo:color="#0000ff" style:font-name="DejaVu Sans Mono"/>
    </style:style>
    <style:style style:name="T36" style:family="text">
      <style:text-properties fo:color="#0000ff" style:font-name="DejaVu Sans Mono" fo:font-weight="bold" fo:background-color="#efefef" loext:char-shading-value="0"/>
    </style:style>
    <style:style style:name="T37" style:family="text">
      <style:text-properties fo:color="#0000ff" style:font-name="DejaVu Sans Mono" fo:font-size="13.5pt" fo:font-weight="bold" fo:background-color="#efefef" loext:char-shading-value="0"/>
    </style:style>
    <style:style style:name="T38" style:family="text">
      <style:text-properties fo:color="#0000ff" style:font-name="宋体" fo:font-weight="bold" style:letter-kerning="false" fo:background-color="#efefef" loext:char-shading-value="0" style:font-name-asian="宋体1" style:font-name-complex="宋体1"/>
    </style:style>
    <style:style style:name="T39" style:family="text">
      <style:text-properties fo:color="#0000ff" style:font-name="宋体" style:letter-kerning="false" style:font-name-asian="宋体1" style:font-name-complex="宋体1"/>
    </style:style>
    <style:style style:name="T40" style:family="text">
      <style:text-properties fo:color="#0000ff" fo:font-weight="bold" fo:background-color="#efefef" loext:char-shading-value="0"/>
    </style:style>
    <style:style style:name="T41" style:family="text">
      <style:text-properties fo:color="#0000ff" fo:font-weight="bold" fo:background-color="#efefef" loext:char-shading-value="0" style:font-weight-asian="bold" style:font-weight-complex="bold"/>
    </style:style>
    <style:style style:name="T42" style:family="text">
      <style:text-properties fo:color="#000000"/>
    </style:style>
    <style:style style:name="T43" style:family="text">
      <style:text-properties fo:color="#000000" style:font-name="宋体" style:letter-kerning="false" style:font-name-asian="宋体1" style:font-name-complex="宋体1"/>
    </style:style>
    <style:style style:name="T44" style:family="text">
      <style:text-properties fo:color="#000000" style:font-name="宋体" fo:font-style="italic" style:letter-kerning="false" style:font-name-asian="宋体1" style:font-style-asian="italic" style:font-name-complex="宋体1" style:font-style-complex="italic"/>
    </style:style>
    <style:style style:name="T45" style:family="text">
      <style:text-properties fo:color="#000000" style:font-name="DejaVu Sans Mono" fo:background-color="#efefef" loext:char-shading-value="0"/>
    </style:style>
    <style:style style:name="T46" style:family="text">
      <style:text-properties fo:color="#000000" fo:background-color="#efefef" loext:char-shading-value="0"/>
    </style:style>
    <style:style style:name="T47" style:family="text">
      <style:text-properties fo:background-color="#efefef" loext:char-shading-value="0"/>
    </style:style>
    <style:style style:name="T48" style:family="text">
      <style:text-properties fo:color="#008000"/>
    </style:style>
    <style:style style:name="T49" style:family="text">
      <style:text-properties fo:color="#008000" style:font-name="宋体" fo:font-weight="bold" style:letter-kerning="false" fo:background-color="#efefef" loext:char-shading-value="0" style:font-name-asian="宋体1" style:font-name-complex="宋体1"/>
    </style:style>
    <style:style style:name="T50" style:family="text">
      <style:text-properties fo:color="#008000" style:font-name="宋体" fo:font-weight="bold" style:letter-kerning="false" style:font-name-asian="宋体1" style:font-weight-asian="bold" style:font-name-complex="宋体1" style:font-weight-complex="bold"/>
    </style:style>
    <style:style style:name="T51" style:family="text">
      <style:text-properties fo:color="#008000" style:font-name="DejaVu Sans Mono" fo:font-weight="bold" fo:background-color="#efefef" loext:char-shading-value="0"/>
    </style:style>
    <style:style style:name="T52" style:family="text">
      <style:text-properties fo:color="#008000" style:font-name="DejaVu Sans Mono" fo:font-size="13.5pt" fo:font-weight="bold" fo:background-color="#efefef" loext:char-shading-value="0"/>
    </style:style>
    <style:style style:name="T53" style:family="text">
      <style:text-properties fo:color="#008000" fo:font-weight="bold" fo:background-color="#efefef" loext:char-shading-value="0"/>
    </style:style>
    <style:style style:name="T54" style:family="text">
      <style:text-properties fo:color="#008000" fo:font-weight="bold" fo:background-color="#efefef" loext:char-shading-value="0" style:font-weight-asian="bold" style:font-weight-complex="bold"/>
    </style:style>
    <style:style style:name="T55" style:family="text">
      <style:text-properties style:font-name="宋体" fo:font-style="italic" style:letter-kerning="false" style:font-name-asian="宋体1" style:font-name-complex="宋体1"/>
    </style:style>
    <style:style style:name="T56" style:family="text">
      <style:text-properties style:font-name="宋体" officeooo:rsid="000ed7c9" style:letter-kerning="false" style:font-name-asian="宋体1" style:font-name-complex="宋体1"/>
    </style:style>
    <style:style style:name="T57" style:family="text">
      <style:text-properties officeooo:rsid="002f30e7"/>
    </style:style>
    <style:style style:name="T58" style:family="text">
      <style:text-properties officeooo:rsid="00322c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rby</text:p>
      <text:p text:style-name="P1"/>
      <text:p text:style-name="P2">This document lists in detail the steps to create a derby database to be used with Intellij Idea.</text:p>
      <text:p text:style-name="P2"/>
      <text:p text:style-name="P2">Setting up the database</text:p>
      <text:p text:style-name="P2"/>
      <text:p text:style-name="P2">1. setting home paths</text:p>
      <text:p text:style-name="P2">export DERBY_HOME=/home/l/Downloads/db-derby-10.14.2.0-bin</text:p>
      <text:p text:style-name="P2">export JAVA_HOME <text:span text:style-name="T5">= /</text:span><text:span text:style-name="T7">usr</text:span><text:span text:style-name="T9">/java/jdk1.8.0_201</text:span></text:p>
      <text:p text:style-name="P4"><text:span text:style-name="T9">(</text:span><text:span text:style-name="T8">use echo $DERBY_HOME and echo $JAVA_HOME to check </text:span><text:span text:style-name="T10">the validity of these assignments)</text:span></text:p>
      <text:p text:style-name="P2"/>
      <text:p text:style-name="P2">Use <text:span text:style-name="T2">sudo nano ~/.bashrc</text:span> to <text:span text:style-name="T11">add these to the bottom of the ~/.bashrc file</text:span> persist these setting across terminal sessions.</text:p>
      <text:p text:style-name="P2"/>
      <text:p text:style-name="P5">Further, set up DERBY_INSTALL and CLASSPATH.</text:p>
      <text:p text:style-name="P5"/>
      <text:p text:style-name="P6">export DERBY_HOME=~/Downloads/db-derby-10.14.2.0-bin</text:p>
      <text:p text:style-name="P6">export JAVA_HOME=/usr/java/jdk1.8.0_201</text:p>
      <text:p text:style-name="P6">export DERBY_INSTALL=~/Downloads/db-derby-10.14.2.0-bin</text:p>
      <text:p text:style-name="P6">export CLASSPATH=$DERBY_INSTALL/lib/derby.jar:$DERBY_INSTALL/lib/derbytools.jar</text:p>
      <text:p text:style-name="P6"/>
      <text:p text:style-name="P3"/>
      <text:p text:style-name="P2">2. <text:span text:style-name="T12">Create a database</text:span></text:p>
      <text:p text:style-name="P5">cd~</text:p>
      <text:p text:style-name="P5">mkdir DB //make a database folder</text:p>
      <text:p text:style-name="P5">chmod 777 ~/DB <text:s/>//give all permissions</text:p>
      <text:p text:style-name="P2"/>
      <text:p text:style-name="P5">cd $DERBY_INSTALL</text:p>
      <text:p text:style-name="P5">java -Dderby.system.home=/home/l/DB -Dij.protocol=jdbc:derby: <text:s/>org.apache.derby.tools.ij</text:p>
      <text:p text:style-name="P5">ij&gt; connect ‘jdbc:derby: /home/l/DB/tradingDB;<text:span text:style-name="T57">create=true</text:span>’;</text:p>
      <text:p text:style-name="P5">ij&gt; exit;</text:p>
      <text:p text:style-name="P5"/>
      <text:p text:style-name="P5">3. start server process in another window</text:p>
      <text:p text:style-name="P6">cd $DERBY_HOME/lib</text:p>
      <text:p text:style-name="P6">java -Dderby.system.home=/home/l/DB -jar derbyrun.jar server start</text:p>
      <text:p text:style-name="P6"/>
      <text:p text:style-name="P7">4. Set up all the databases <text:span text:style-name="T13">required by the concurrent trading engine:</text:span></text:p>
      <text:p text:style-name="P7"/>
      <text:p text:style-name="P7"/>
      <text:p text:style-name="P7"/>
      <text:p text:style-name="P8">China Vol Save:</text:p>
      <text:p text:style-name="P39"/>
      <text:p text:style-name="P26"><text:span text:style-name="T15">CREATE TABLE </text:span>CHINAVOLSAVE</text:p>
      <text:p text:style-name="P27">(</text:p>
      <text:p text:style-name="P34"><text:s text:c="2"/><text:span text:style-name="T31">ID </text:span><text:span text:style-name="T20">INT PRIMARY KEY NOT NULL GENERATED ALWAYS AS IDENTITY</text:span><text:span text:style-name="T26">,</text:span></text:p>
      <text:p text:style-name="P34"><text:s text:c="2"/><text:span text:style-name="T31">VOLDATE </text:span><text:span text:style-name="T20">DATE</text:span><text:span text:style-name="T26">,</text:span></text:p>
      <text:p text:style-name="P34"><text:s text:c="2"/><text:span text:style-name="T31">CALLPUT </text:span><text:span text:style-name="T20">VARCHAR</text:span><text:span text:style-name="T26">(</text:span><text:span text:style-name="T35">20</text:span><text:span text:style-name="T26">),</text:span></text:p>
      <text:p text:style-name="P34"><text:s text:c="2"/><text:span text:style-name="T31">STRIKE </text:span><text:span text:style-name="T20">DOUBLE</text:span><text:span text:style-name="T26">,</text:span></text:p>
      <text:p text:style-name="P34"><text:s text:c="2"/><text:span text:style-name="T31">EXPIRYDATE </text:span><text:span text:style-name="T20">DATE</text:span><text:span text:style-name="T26">,</text:span></text:p>
      <text:p text:style-name="P34"><text:s text:c="2"/><text:span text:style-name="T31">VOL </text:span><text:span text:style-name="T20">DOUBLE</text:span><text:span text:style-name="T26">,</text:span></text:p>
      <text:p text:style-name="P34"><text:s text:c="2"/><text:span text:style-name="T31">MONEYNESS </text:span><text:span text:style-name="T20">INT</text:span><text:span text:style-name="T26">,</text:span></text:p>
      <text:p text:style-name="P34"><text:s text:c="2"/><text:span text:style-name="T31">OPTIONTICKER </text:span><text:span text:style-name="T20">VARCHAR</text:span><text:span text:style-name="T26">(</text:span><text:span text:style-name="T35">20</text:span><text:span text:style-name="T26">)</text:span></text:p>
      <text:p text:style-name="P40">);</text:p>
      <text:p text:style-name="P28"><text:span text:style-name="T47"/></text:p>
      <text:p text:style-name="P28"><text:soft-page-break/><text:span text:style-name="T47">&lt;</text:span><text:span text:style-name="T16">class </text:span><text:span text:style-name="T40">name</text:span><text:span text:style-name="T53">="saving.ChinaVolSave" </text:span><text:span text:style-name="T40">table</text:span><text:span text:style-name="T53">="CHINAVOLSAVE"</text:span><text:span text:style-name="T47">&gt;</text:span></text:p>
      <text:p text:style-name="P34"><text:s text:c="4"/><text:span text:style-name="T27">&lt;</text:span><text:span text:style-name="T21">id </text:span><text:span text:style-name="T36">column</text:span><text:span text:style-name="T51">="ID" </text:span><text:span text:style-name="T36">name</text:span><text:span text:style-name="T51">="id" </text:span><text:span text:style-name="T36">type</text:span><text:span text:style-name="T51">="integer"</text:span><text:span text:style-name="T27">&gt;</text:span></text:p>
      <text:p text:style-name="P34"><text:s text:c="8"/><text:span text:style-name="T27">&lt;</text:span><text:span text:style-name="T21">generator </text:span><text:span text:style-name="T36">class</text:span><text:span text:style-name="T51">="identity"</text:span><text:span text:style-name="T27">/&gt;</text:span></text:p>
      <text:p text:style-name="P34"><text:s text:c="4"/><text:span text:style-name="T27">&lt;/</text:span><text:span text:style-name="T21">id</text:span><text:span text:style-name="T27">&gt;</text:span></text:p>
      <text:p text:style-name="P34"><text:s text:c="4"/><text:span text:style-name="T27">&lt;</text:span><text:span text:style-name="T21">property </text:span><text:span text:style-name="T36">column</text:span><text:span text:style-name="T51">="VOLDATE" </text:span><text:span text:style-name="T36">name</text:span><text:span text:style-name="T51">="volDate" </text:span><text:span text:style-name="T36">type</text:span><text:span text:style-name="T51">="java.time.LocalDate"</text:span><text:span text:style-name="T27">/&gt;</text:span></text:p>
      <text:p text:style-name="P34"><text:s text:c="4"/><text:span text:style-name="T27">&lt;</text:span><text:span text:style-name="T21">property </text:span><text:span text:style-name="T36">column</text:span><text:span text:style-name="T51">="CALLPUT" </text:span><text:span text:style-name="T36">name</text:span><text:span text:style-name="T51">="callPut" </text:span><text:span text:style-name="T36">type</text:span><text:span text:style-name="T51">="string"</text:span><text:span text:style-name="T27">/&gt;</text:span></text:p>
      <text:p text:style-name="P34"><text:s text:c="4"/><text:span text:style-name="T27">&lt;</text:span><text:span text:style-name="T21">property </text:span><text:span text:style-name="T36">column</text:span><text:span text:style-name="T51">="STRIKE" </text:span><text:span text:style-name="T36">name</text:span><text:span text:style-name="T51">="strike" </text:span><text:span text:style-name="T36">type</text:span><text:span text:style-name="T51">="double"</text:span><text:span text:style-name="T27">/&gt;</text:span></text:p>
      <text:p text:style-name="P34"><text:s text:c="4"/><text:span text:style-name="T27">&lt;</text:span><text:span text:style-name="T21">property </text:span><text:span text:style-name="T36">column</text:span><text:span text:style-name="T51">="EXPIRYDATE" </text:span><text:span text:style-name="T36">name</text:span><text:span text:style-name="T51">="expiryDate" </text:span><text:span text:style-name="T36">type</text:span><text:span text:style-name="T51">="java.time.LocalDate"</text:span><text:span text:style-name="T27">/&gt;</text:span></text:p>
      <text:p text:style-name="P34"><text:s text:c="4"/><text:span text:style-name="T27">&lt;</text:span><text:span text:style-name="T21">property </text:span><text:span text:style-name="T36">column</text:span><text:span text:style-name="T51">="VOL" </text:span><text:span text:style-name="T36">name</text:span><text:span text:style-name="T51">="vol" </text:span><text:span text:style-name="T36">type</text:span><text:span text:style-name="T51">="double"</text:span><text:span text:style-name="T27">/&gt;</text:span></text:p>
      <text:p text:style-name="P34"><text:s text:c="4"/><text:span text:style-name="T27">&lt;</text:span><text:span text:style-name="T21">property </text:span><text:span text:style-name="T36">column</text:span><text:span text:style-name="T51">="MONEYNESS" </text:span><text:span text:style-name="T36">name</text:span><text:span text:style-name="T51">="moneyness" </text:span><text:span text:style-name="T36">type</text:span><text:span text:style-name="T51">="integer"</text:span><text:span text:style-name="T27">/&gt;</text:span></text:p>
      <text:p text:style-name="P34"><text:s text:c="4"/><text:span text:style-name="T27">&lt;</text:span><text:span text:style-name="T21">property </text:span><text:span text:style-name="T36">column</text:span><text:span text:style-name="T51">="OPTIONTICKER" </text:span><text:span text:style-name="T36">name</text:span><text:span text:style-name="T51">="optionTicker" </text:span><text:span text:style-name="T36">type</text:span><text:span text:style-name="T51">="string"</text:span><text:span text:style-name="T27">/&gt;</text:span></text:p>
      <text:p text:style-name="P40"><text:span text:style-name="T47">&lt;/</text:span><text:span text:style-name="T16">class</text:span><text:span text:style-name="T47">&gt;</text:span></text:p>
      <text:p text:style-name="P15"/>
      <text:p text:style-name="P43"/>
      <text:p text:style-name="P43"/>
      <text:p text:style-name="P48"/>
      <text:p text:style-name="P30"><text:bookmark-start text:name="__DdeLink__3098_2511481927"/><text:bookmark-start text:name="__DdeLink__3349_952469685"/><text:bookmark-start text:name="__DdeLink__2372_1046022194"/><text:bookmark-start text:name="__DdeLink__2374_1046022194"/><text:bookmark-start text:name="__DdeLink__2370_1046022194"/><text:span text:style-name="T25">CREATE TABLE </text:span><text:span text:style-name="T56">CHINASAVE</text:span>(</text:p>
      <text:p text:style-name="P34"><text:s text:c="2"/><text:span text:style-name="T31">STOCK </text:span><text:span text:style-name="T20">VARCHAR</text:span><text:span text:style-name="T26">(</text:span><text:span text:style-name="T35">20</text:span><text:span text:style-name="T26">) </text:span><text:span text:style-name="T20">PRIMARY KEY NOT NULL</text:span><text:span text:style-name="T26">,</text:span></text:p>
      <text:p text:style-name="P34"><text:s text:c="2"/><text:span text:style-name="T31">DATA <text:s/></text:span><text:span text:style-name="T20">BLOB</text:span><text:span text:style-name="T26">,</text:span></text:p>
      <text:p text:style-name="P34"><text:s text:c="2"/><text:span text:style-name="T31">VOL <text:s text:c="2"/></text:span><text:span text:style-name="T20">BLOB</text:span></text:p>
      <text:p text:style-name="P27">);<text:bookmark-end text:name="__DdeLink__2372_1046022194"/><text:bookmark-end text:name="__DdeLink__2374_1046022194"/></text:p>
      <text:p text:style-name="P27"><text:bookmark-end text:name="__DdeLink__2370_1046022194"/></text:p>
      <text:p text:style-name="P27"><text:span text:style-name="T15">CREATE TABLE </text:span>CHINASAVEDETAILED(</text:p>
      <text:p text:style-name="P34"><text:s text:c="2"/><text:span text:style-name="T31">STOCK </text:span><text:span text:style-name="T20">VARCHAR</text:span><text:span text:style-name="T26">(</text:span><text:span text:style-name="T35">20</text:span><text:span text:style-name="T26">) </text:span><text:span text:style-name="T20">PRIMARY KEY NOT NULL</text:span><text:span text:style-name="T26">,</text:span></text:p>
      <text:p text:style-name="P34"><text:s text:c="2"/><text:span text:style-name="T31">DATA <text:s/></text:span><text:span text:style-name="T20">BLOB</text:span></text:p>
      <text:p text:style-name="P27">);</text:p>
      <text:p text:style-name="P27"/>
      <text:p text:style-name="P27"><text:span text:style-name="T15">CREATE TABLE </text:span>CHINASAVEYEST(</text:p>
      <text:p text:style-name="P34"><text:s text:c="2"/><text:span text:style-name="T31">STOCK </text:span><text:span text:style-name="T20">VARCHAR</text:span><text:span text:style-name="T26">(</text:span><text:span text:style-name="T35">20</text:span><text:span text:style-name="T26">) </text:span><text:span text:style-name="T20">PRIMARY KEY NOT NULL</text:span><text:span text:style-name="T26">,</text:span></text:p>
      <text:p text:style-name="P34"><text:s text:c="2"/><text:span text:style-name="T31">DATA1 </text:span><text:span text:style-name="T20">BLOB</text:span><text:span text:style-name="T26">,</text:span></text:p>
      <text:p text:style-name="P34"><text:s text:c="2"/><text:span text:style-name="T31">VOL <text:s text:c="2"/></text:span><text:span text:style-name="T20">BLOB</text:span></text:p>
      <text:p text:style-name="P27">);</text:p>
      <text:p text:style-name="P27"/>
      <text:p text:style-name="P27"><text:span text:style-name="T15">CREATE TABLE </text:span>CHINASAVEY2(</text:p>
      <text:p text:style-name="P34"><text:s text:c="2"/><text:span text:style-name="T31">STOCK </text:span><text:span text:style-name="T20">VARCHAR</text:span><text:span text:style-name="T26">(</text:span><text:span text:style-name="T35">20</text:span><text:span text:style-name="T26">) </text:span><text:span text:style-name="T20">PRIMARY KEY NOT NULL</text:span><text:span text:style-name="T26">,</text:span></text:p>
      <text:p text:style-name="P34"><text:s text:c="2"/><text:span text:style-name="T31">DATA1 </text:span><text:span text:style-name="T20">BLOB</text:span><text:span text:style-name="T26">,</text:span></text:p>
      <text:p text:style-name="P34"><text:s text:c="2"/><text:span text:style-name="T31">VOL <text:s text:c="2"/></text:span><text:span text:style-name="T20">BLOB</text:span></text:p>
      <text:p text:style-name="P27">);</text:p>
      <text:p text:style-name="P27"/>
      <text:p text:style-name="P27"><text:span text:style-name="T15">CREATE TABLE </text:span>CHINASAVEBIDASK(</text:p>
      <text:p text:style-name="P34"><text:s text:c="2"/><text:span text:style-name="T31">STOCK </text:span><text:span text:style-name="T20">VARCHAR</text:span><text:span text:style-name="T26">(</text:span><text:span text:style-name="T35">20</text:span><text:span text:style-name="T26">) </text:span><text:span text:style-name="T20">PRIMARY KEY NOT NULL</text:span><text:span text:style-name="T26">,</text:span></text:p>
      <text:p text:style-name="P34"><text:s text:c="2"/><text:span text:style-name="T31">BID </text:span><text:span text:style-name="T20">BLOB</text:span><text:span text:style-name="T26">,</text:span></text:p>
      <text:p text:style-name="P34"><text:s text:c="2"/><text:span text:style-name="T31">ASK </text:span><text:span text:style-name="T20">BLOB</text:span></text:p>
      <text:p text:style-name="P27">);</text:p>
      <text:p text:style-name="P27"/>
      <text:p text:style-name="P27"><text:bookmark-start text:name="__DdeLink__3343_952469685"/><text:span text:style-name="T15">CREATE TABLE </text:span>CHINASAVEOHLC(</text:p>
      <text:p text:style-name="P34"><text:s text:c="2"/><text:span text:style-name="T31">STOCK </text:span><text:span text:style-name="T20">VARCHAR</text:span><text:span text:style-name="T26">(</text:span><text:span text:style-name="T35">20</text:span><text:span text:style-name="T26">) </text:span><text:span text:style-name="T20">PRIMARY KEY NOT NULL</text:span><text:span text:style-name="T26">,</text:span></text:p>
      <text:p text:style-name="P34"><text:s text:c="2"/><text:span text:style-name="T31">O </text:span><text:span text:style-name="T20">DOUBLE</text:span><text:span text:style-name="T26">,</text:span></text:p>
      <text:p text:style-name="P34"><text:s text:c="2"/><text:span text:style-name="T31">H </text:span><text:span text:style-name="T20">DOUBLE</text:span><text:span text:style-name="T26">,</text:span></text:p>
      <text:p text:style-name="P34"><text:s text:c="2"/><text:span text:style-name="T31">L </text:span><text:span text:style-name="T20">DOUBLE</text:span><text:span text:style-name="T26">,</text:span></text:p>
      <text:p text:style-name="P34"><text:s text:c="2"/><text:span text:style-name="T31">C </text:span><text:span text:style-name="T20">DOUBLE</text:span><text:span text:style-name="T26">,</text:span></text:p>
      <text:p text:style-name="P34"><text:s text:c="2"/><text:span text:style-name="T31">CY </text:span><text:span text:style-name="T20">DOUBLE</text:span><text:span text:style-name="T26">,</text:span></text:p>
      <text:p text:style-name="P34"><text:s text:c="2"/><text:span text:style-name="T31">V </text:span><text:span text:style-name="T20">DOUBLE</text:span></text:p>
      <text:p text:style-name="P27">);<text:bookmark-end text:name="__DdeLink__3343_952469685"/></text:p>
      <text:p text:style-name="P27"/>
      <text:p text:style-name="P27"><text:span text:style-name="T15">CREATE TABLE </text:span>CHINAVOLSAVE(</text:p>
      <text:p text:style-name="P34"><text:s text:c="2"/><text:span text:style-name="T31">ID <text:s text:c="10"/></text:span><text:span text:style-name="T20">INT PRIMARY KEY NOT NULL GENERATED ALWAYS AS IDENTITY</text:span><text:span text:style-name="T26">,</text:span></text:p>
      <text:p text:style-name="P34"><text:s text:c="2"/><text:span text:style-name="T31">VOLDATE <text:s text:c="5"/></text:span><text:span text:style-name="T20">DATE</text:span><text:span text:style-name="T26">,</text:span></text:p>
      <text:p text:style-name="P34"><text:s text:c="2"/><text:span text:style-name="T31">CALLPUT <text:s text:c="5"/></text:span><text:span text:style-name="T20">VARCHAR</text:span><text:span text:style-name="T26">(</text:span><text:span text:style-name="T35">20</text:span><text:span text:style-name="T26">),</text:span></text:p>
      <text:p text:style-name="P34"><text:s text:c="2"/><text:span text:style-name="T31">STRIKE <text:s text:c="6"/></text:span><text:span text:style-name="T20">DOUBLE</text:span><text:span text:style-name="T26">,</text:span></text:p>
      <text:p text:style-name="P34"><text:s text:c="2"/><text:span text:style-name="T31">EXPIRYDATE <text:s text:c="2"/></text:span><text:span text:style-name="T20">DATE</text:span><text:span text:style-name="T26">,</text:span></text:p>
      <text:p text:style-name="P34"><text:s text:c="2"/><text:span text:style-name="T31">VOL <text:s text:c="9"/></text:span><text:span text:style-name="T20">DOUBLE</text:span><text:span text:style-name="T26">,</text:span></text:p>
      <text:p text:style-name="P34"><text:s text:c="2"/><text:span text:style-name="T31">MONEYNESS <text:s text:c="3"/></text:span><text:span text:style-name="T20">INT</text:span><text:span text:style-name="T26">,</text:span></text:p>
      <text:p text:style-name="P34"><text:s text:c="2"/><text:span text:style-name="T31">OPTIONTICKER </text:span><text:span text:style-name="T20">VARCHAR</text:span><text:span text:style-name="T26">(</text:span><text:span text:style-name="T35">20</text:span><text:span text:style-name="T26">)</text:span></text:p>
      <text:p text:style-name="P27">);</text:p>
      <text:p text:style-name="P27"/>
      <text:p text:style-name="P34"><text:span text:style-name="T20">CREATE TABLE </text:span><text:span text:style-name="T26">CHINAVOLINTRADAY(</text:span></text:p>
      <text:p text:style-name="P34"><text:s text:c="4"/><text:span text:style-name="T31">TICKER </text:span><text:span text:style-name="T20">VARCHAR</text:span><text:span text:style-name="T26">(</text:span><text:span text:style-name="T35">20</text:span><text:span text:style-name="T26">) </text:span><text:span text:style-name="T20">PRIMARY KEY NOT NULL</text:span><text:span text:style-name="T26">,</text:span></text:p>
      <text:p text:style-name="P35"><text:s text:c="4"/><text:span text:style-name="T31">VOLMAP </text:span><text:span text:style-name="T20">BLOB</text:span></text:p>
      <text:p text:style-name="P31">);</text:p>
      <text:p text:style-name="P38"><text:bookmark-end text:name="__DdeLink__3098_2511481927"/><text:bookmark-end text:name="__DdeLink__3349_952469685"/></text:p>
      <text:p text:style-name="P18"/>
      <text:p text:style-name="P18"/>
      <text:p text:style-name="P29"><text:span text:style-name="T55">&lt;?</text:span><text:span text:style-name="T38">xml version</text:span><text:span text:style-name="T49">="1.0" </text:span><text:span text:style-name="T38">encoding</text:span><text:span text:style-name="T49">="UTF-8"</text:span><text:span text:style-name="T55">?&gt;</text:span></text:p>
      <text:p text:style-name="P27"><text:span text:style-name="T16">&lt;!DOCTYPE</text:span><text:span text:style-name="T14"> </text:span><text:span text:style-name="T40">hibernate-configuration</text:span><text:span text:style-name="T34"> </text:span><text:span text:style-name="T16">PUBLIC</text:span><text:span text:style-name="T14"> </text:span><text:span text:style-name="T53">"-//Hibernate/Hibernate Configuration DTD 3.0//EN"</text:span></text:p>
      <text:p text:style-name="P34"><text:span text:style-name="T48"><text:s text:c="8"/></text:span><text:span text:style-name="T51">"http://www.hibernate.org/dtd/hibernate-configuration-3.0.dtd"</text:span><text:span text:style-name="T19">&gt;</text:span></text:p>
      <text:p text:style-name="P27"><text:span text:style-name="T47">&lt;</text:span><text:span text:style-name="T16">hibernate-configuration</text:span><text:span text:style-name="T47">&gt;</text:span></text:p>
      <text:p text:style-name="P34"><text:s text:c="4"/><text:span text:style-name="T27">&lt;</text:span><text:span text:style-name="T21">session-factory</text:span><text:span text:style-name="T27">&gt;</text:span></text:p>
      <text:p text:style-name="P34"><text:s text:c="8"/><text:span text:style-name="T27">&lt;</text:span><text:span text:style-name="T21">property </text:span><text:span text:style-name="T36">name</text:span><text:span text:style-name="T51">="hibernate.connection.driver_class"</text:span><text:span text:style-name="T27">&gt;</text:span><text:span text:style-name="T26">org.apache.derby.jdbc.ClientDriver</text:span><text:span text:style-name="T27">&lt;/</text:span><text:span text:style-name="T21">property</text:span><text:span text:style-name="T27">&gt;</text:span></text:p>
      <text:p text:style-name="P34"><text:s text:c="8"/><text:span text:style-name="T27">&lt;</text:span><text:span text:style-name="T21">property </text:span><text:span text:style-name="T36">name</text:span><text:span text:style-name="T51">="hibernate.connection.provider_class"</text:span><text:span text:style-name="T27">&gt;</text:span><text:bookmark-start text:name="__DdeLink__2368_1046022194"/><text:span text:style-name="T26">org.hibernate.connection.C3P0ConnectionProvider</text:span><text:bookmark-end text:name="__DdeLink__2368_1046022194"/><text:span text:style-name="T27">&lt;/</text:span><text:span text:style-name="T21">property</text:span><text:span text:style-name="T27">&gt;</text:span></text:p>
      <text:p text:style-name="P34"><text:s text:c="8"/><text:span text:style-name="T27">&lt;</text:span><text:span text:style-name="T21">property </text:span><text:span text:style-name="T36">name</text:span><text:span text:style-name="T51">="hibernate.dialect"</text:span><text:span text:style-name="T27">&gt;</text:span><text:span text:style-name="T26">org.hibernate.dialect.DB2Dialect</text:span><text:span text:style-name="T27">&lt;/</text:span><text:span text:style-name="T21">property</text:span><text:span text:style-name="T27">&gt;</text:span></text:p>
      <text:p text:style-name="P34"><text:s text:c="8"/><text:span text:style-name="T27">&lt;</text:span><text:span text:style-name="T21">property </text:span><text:span text:style-name="T36">name</text:span><text:span text:style-name="T51">="hibernate.show_sql"</text:span><text:span text:style-name="T27">&gt;</text:span><text:span text:style-name="T26">false</text:span><text:span text:style-name="T27">&lt;/</text:span><text:span text:style-name="T21">property</text:span><text:span text:style-name="T27">&gt;</text:span></text:p>
      <text:p text:style-name="P34"><text:s text:c="8"/><text:span text:style-name="T27">&lt;</text:span><text:span text:style-name="T21">property </text:span><text:span text:style-name="T36">name</text:span><text:span text:style-name="T51">="hibernate.format_sql"</text:span><text:span text:style-name="T27">&gt;</text:span><text:span text:style-name="T26">true</text:span><text:span text:style-name="T27">&lt;/</text:span><text:span text:style-name="T21">property</text:span><text:span text:style-name="T27">&gt;</text:span></text:p>
      <text:p text:style-name="P34"><text:s text:c="8"/><text:span text:style-name="T27">&lt;</text:span><text:span text:style-name="T21">property </text:span><text:span text:style-name="T36">name</text:span><text:span text:style-name="T51">="hibernate.connection.url"</text:span><text:span text:style-name="T27">&gt;</text:span><text:span text:style-name="T26">jdbc:derby://localhost:1527/tradingDB</text:span><text:span text:style-name="T27">&lt;/</text:span><text:span text:style-name="T21">property</text:span><text:span text:style-name="T27">&gt;</text:span></text:p>
      <text:p text:style-name="P34"><text:s text:c="8"/><text:span text:style-name="T27">&lt;</text:span><text:span text:style-name="T21">property </text:span><text:span text:style-name="T36">name</text:span><text:span text:style-name="T51">="hibernate.connection.username"</text:span><text:span text:style-name="T27">&gt;</text:span><text:span text:style-name="T26">app</text:span><text:span text:style-name="T27">&lt;/</text:span><text:span text:style-name="T21">property</text:span><text:span text:style-name="T27">&gt;</text:span></text:p>
      <text:p text:style-name="P34"><text:s text:c="8"/><text:span text:style-name="T27">&lt;</text:span><text:span text:style-name="T21">property </text:span><text:span text:style-name="T36">name</text:span><text:span text:style-name="T51">="hibernate.connection.password"</text:span><text:span text:style-name="T27">&gt;</text:span><text:span text:style-name="T26">app</text:span><text:span text:style-name="T27">&lt;/</text:span><text:span text:style-name="T21">property</text:span><text:span text:style-name="T27">&gt;</text:span></text:p>
      <text:p text:style-name="P34"><text:s text:c="8"/><text:span text:style-name="T27">&lt;</text:span><text:span text:style-name="T21">property </text:span><text:span text:style-name="T36">name</text:span><text:span text:style-name="T51">="hibernate.connection.isolate"</text:span><text:span text:style-name="T27">&gt;</text:span><text:span text:style-name="T26">1</text:span><text:span text:style-name="T27">&lt;/</text:span><text:span text:style-name="T21">property</text:span><text:span text:style-name="T27">&gt;</text:span></text:p>
      <text:p text:style-name="P34"><text:s text:c="8"/><text:span text:style-name="T27">&lt;</text:span><text:span text:style-name="T21">mapping </text:span><text:span text:style-name="T36">resource</text:span><text:span text:style-name="T51">="hibernate.hbm.xml"</text:span><text:span text:style-name="T27">/&gt;</text:span></text:p>
      <text:p text:style-name="P34"><text:s text:c="4"/><text:span text:style-name="T27">&lt;/</text:span><text:span text:style-name="T21">session-factory</text:span><text:span text:style-name="T27">&gt;</text:span></text:p>
      <text:p text:style-name="P40"><text:span text:style-name="T47">&lt;/</text:span><text:span text:style-name="T16">hibernate-configuration</text:span><text:span text:style-name="T47">&gt;</text:span></text:p>
      <text:p text:style-name="P24"><text:soft-page-break/>Config:</text:p>
      <text:p text:style-name="P32"><text:span text:style-name="T6">&lt;?</text:span><text:span text:style-name="T40">xml version</text:span><text:span text:style-name="T53">="1.0" </text:span><text:span text:style-name="T40">encoding</text:span><text:span text:style-name="T53">="UTF-8"</text:span><text:span text:style-name="T6">?&gt;</text:span></text:p>
      <text:p text:style-name="P32"><text:span text:style-name="T16">&lt;!DOCTYPE</text:span><text:span text:style-name="T14"> </text:span><text:span text:style-name="T40">hibernate-configuration</text:span><text:span text:style-name="T34"> </text:span><text:span text:style-name="T16">PUBLIC</text:span><text:span text:style-name="T14"> </text:span><text:span text:style-name="T53">"-//Hibernate/Hibernate Configuration DTD 3.0//EN"</text:span></text:p>
      <text:p text:style-name="P36"><text:span text:style-name="T48"><text:s text:c="8"/></text:span><text:span text:style-name="T51">"http://www.hibernate.org/dtd/hibernate-configuration-3.0.dtd"</text:span><text:span text:style-name="T19">&gt;</text:span></text:p>
      <text:p text:style-name="P32"><text:span text:style-name="T47">&lt;</text:span><text:span text:style-name="T16">hibernate-configuration</text:span><text:span text:style-name="T47">&gt;</text:span></text:p>
      <text:p text:style-name="P36"><text:s text:c="4"/><text:span text:style-name="T27">&lt;</text:span><text:span text:style-name="T21">session-factory</text:span><text:span text:style-name="T27">&gt;</text:span></text:p>
      <text:p text:style-name="P36"><text:s text:c="8"/><text:span text:style-name="T27">&lt;</text:span><text:span text:style-name="T21">property </text:span><text:span text:style-name="T36">name</text:span><text:span text:style-name="T51">="hibernate.connection.driver_class"</text:span><text:span text:style-name="T27">&gt;</text:span><text:span text:style-name="T26">org.apache.derby.jdbc.ClientDriver</text:span><text:span text:style-name="T27">&lt;/</text:span><text:span text:style-name="T21">property</text:span><text:span text:style-name="T27">&gt;</text:span></text:p>
      <text:p text:style-name="P36"><text:s text:c="8"/><text:span text:style-name="T27">&lt;</text:span><text:span text:style-name="T21">property </text:span><text:span text:style-name="T36">name</text:span><text:span text:style-name="T51">="hibernate.connection.provider_class"</text:span><text:span text:style-name="T27">&gt;</text:span><text:span text:style-name="T26">org.hibernate.connection.C3P0ConnectionProvider</text:span><text:span text:style-name="T27">&lt;/</text:span><text:span text:style-name="T21">property</text:span><text:span text:style-name="T27">&gt;</text:span></text:p>
      <text:p text:style-name="P36"><text:s text:c="8"/><text:span text:style-name="T27">&lt;</text:span><text:span text:style-name="T21">property </text:span><text:span text:style-name="T36">name</text:span><text:span text:style-name="T51">="hibernate.dialect"</text:span><text:span text:style-name="T27">&gt;</text:span><text:span text:style-name="T26">org.hibernate.dialect.DB2Dialect</text:span><text:span text:style-name="T27">&lt;/</text:span><text:span text:style-name="T21">property</text:span><text:span text:style-name="T27">&gt;</text:span></text:p>
      <text:p text:style-name="P36"><text:s text:c="8"/><text:span text:style-name="T27">&lt;</text:span><text:span text:style-name="T21">property </text:span><text:span text:style-name="T36">name</text:span><text:span text:style-name="T51">="hibernate.show_sql"</text:span><text:span text:style-name="T27">&gt;</text:span><text:span text:style-name="T26">false</text:span><text:span text:style-name="T27">&lt;/</text:span><text:span text:style-name="T21">property</text:span><text:span text:style-name="T27">&gt;</text:span></text:p>
      <text:p text:style-name="P36"><text:s text:c="8"/><text:span text:style-name="T27">&lt;</text:span><text:span text:style-name="T21">property </text:span><text:span text:style-name="T36">name</text:span><text:span text:style-name="T51">="hibernate.format_sql"</text:span><text:span text:style-name="T27">&gt;</text:span><text:span text:style-name="T26">true</text:span><text:span text:style-name="T27">&lt;/</text:span><text:span text:style-name="T21">property</text:span><text:span text:style-name="T27">&gt;</text:span></text:p>
      <text:p text:style-name="P36"><text:s text:c="8"/><text:span text:style-name="T27">&lt;</text:span><text:span text:style-name="T21">property </text:span><text:span text:style-name="T36">name</text:span><text:span text:style-name="T51">="hibernate.connection.url"</text:span><text:span text:style-name="T27">&gt;</text:span><text:span text:style-name="T26">jdbc:derby://localhost:1527/tradingDB</text:span><text:span text:style-name="T27">&lt;/</text:span><text:span text:style-name="T21">property</text:span><text:span text:style-name="T27">&gt;</text:span></text:p>
      <text:p text:style-name="P36"><text:s text:c="9"/><text:span text:style-name="T27">&lt;</text:span><text:span text:style-name="T21">property </text:span><text:span text:style-name="T36">name</text:span><text:span text:style-name="T51">="hibernate.connection.username"</text:span><text:span text:style-name="T27">&gt;</text:span><text:span text:style-name="T26">admin</text:span><text:span text:style-name="T27">&lt;/</text:span><text:span text:style-name="T21">property</text:span><text:span text:style-name="T27">&gt; </text:span><text:span text:style-name="T28">&lt;!-- &gt; not needed &lt;--&gt;</text:span></text:p>
      <text:p text:style-name="P37"><text:s text:c="8"/><text:span text:style-name="T27">&lt;</text:span><text:span text:style-name="T21">property </text:span><text:span text:style-name="T36">name</text:span><text:span text:style-name="T51">="hibernate.connection.password"</text:span><text:span text:style-name="T27">&gt;</text:span><text:span text:style-name="T26">admin</text:span><text:span text:style-name="T27">&lt;/</text:span><text:span text:style-name="T21">property</text:span><text:span text:style-name="T27">&gt; </text:span><text:span text:style-name="T28">&lt;!-- &gt; not needed &lt;--&gt;</text:span></text:p>
      <text:p text:style-name="P36"><text:s text:c="8"/><text:span text:style-name="T27">&lt;</text:span><text:span text:style-name="T21">property </text:span><text:span text:style-name="T36">name</text:span><text:span text:style-name="T51">="hibernate.connection.isolate"</text:span><text:span text:style-name="T27">&gt;</text:span><text:span text:style-name="T26">1</text:span><text:span text:style-name="T27">&lt;/</text:span><text:span text:style-name="T21">property</text:span><text:span text:style-name="T27">&gt;</text:span></text:p>
      <text:p text:style-name="P36"><text:s text:c="8"/><text:span text:style-name="T27">&lt;</text:span><text:span text:style-name="T21">mapping </text:span><text:span text:style-name="T36">resource</text:span><text:span text:style-name="T51">="hibernate.hbm.xml"</text:span><text:span text:style-name="T27">/&gt;</text:span></text:p>
      <text:p text:style-name="P36"><text:s text:c="4"/><text:span text:style-name="T27">&lt;/</text:span><text:span text:style-name="T21">session-factory</text:span><text:span text:style-name="T27">&gt;</text:span></text:p>
      <text:p text:style-name="P41"><text:span text:style-name="T47">&lt;/</text:span><text:span text:style-name="T16">hibernate-configuration</text:span><text:span text:style-name="T47">&gt;</text:span></text:p>
      <text:p text:style-name="P20"/>
      <text:p text:style-name="P25">Mapping:</text:p>
      <text:p text:style-name="P32"><text:span text:style-name="T6">&lt;?</text:span><text:span text:style-name="T40">xml version</text:span><text:span text:style-name="T53">="1.0" </text:span><text:span text:style-name="T40">encoding</text:span><text:span text:style-name="T53">="UTF-8"</text:span><text:span text:style-name="T6">?&gt;</text:span></text:p>
      <text:p text:style-name="P32"><text:span text:style-name="T16">&lt;!DOCTYPE</text:span><text:span text:style-name="T14"> </text:span><text:span text:style-name="T40">hibernate-mapping</text:span><text:span text:style-name="T34"> </text:span><text:span text:style-name="T16">PUBLIC</text:span><text:span text:style-name="T14"> </text:span><text:span text:style-name="T53">"-//Hibernate/Hibernate Mapping DTD 3.0//EN"</text:span></text:p>
      <text:p text:style-name="P36"><text:span text:style-name="T48"><text:s text:c="8"/></text:span><text:span text:style-name="T51">"http://www.hibernate.org/dtd/hibernate-mapping-3.0.dtd"</text:span><text:span text:style-name="T19">&gt;</text:span></text:p>
      <text:p text:style-name="P32"><text:span text:style-name="T47">&lt;</text:span><text:span text:style-name="T16">hibernate-mapping </text:span><text:span text:style-name="T40">default-access</text:span><text:span text:style-name="T53">="field"</text:span><text:span text:style-name="T47">&gt;</text:span></text:p>
      <text:p text:style-name="P36"><text:s text:c="4"/><text:span text:style-name="T27">&lt;</text:span><text:span text:style-name="T21">class </text:span><text:span text:style-name="T36">name</text:span><text:span text:style-name="T51">="saving.ChinaSave" </text:span><text:span text:style-name="T36">table</text:span><text:span text:style-name="T51">="CHINASAVE"</text:span><text:span text:style-name="T27">&gt;</text:span></text:p>
      <text:p text:style-name="P36"><text:s text:c="8"/><text:span text:style-name="T27">&lt;</text:span><text:span text:style-name="T21">id </text:span><text:span text:style-name="T36">column</text:span><text:span text:style-name="T51">="STOCK" </text:span><text:span text:style-name="T36">name</text:span><text:span text:style-name="T51">="stockName" </text:span><text:span text:style-name="T36">type</text:span><text:span text:style-name="T51">="string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DATA" </text:span><text:span text:style-name="T36">name</text:span><text:span text:style-name="T51">="dayPriceMapBlob" </text:span><text:span text:style-name="T36">type</text:span><text:span text:style-name="T51">="blob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VOL" </text:span><text:span text:style-name="T36">name</text:span><text:span text:style-name="T51">="volMapBlob" </text:span><text:span text:style-name="T36">type</text:span><text:span text:style-name="T51">="blob"</text:span><text:span text:style-name="T27">/&gt;</text:span></text:p>
      <text:p text:style-name="P36"><text:s text:c="4"/><text:span text:style-name="T27">&lt;/</text:span><text:span text:style-name="T21">class</text:span><text:span text:style-name="T27">&gt;</text:span></text:p>
      <text:p text:style-name="P36"><text:s text:c="4"/><text:span text:style-name="T27">&lt;</text:span><text:span text:style-name="T21">class </text:span><text:span text:style-name="T36">name</text:span><text:span text:style-name="T51">="saving.ChinaSaveDetailed" </text:span><text:span text:style-name="T36">table</text:span><text:span text:style-name="T51">="CHINASAVEDETAILED"</text:span><text:span text:style-name="T27">&gt;</text:span></text:p>
      <text:p text:style-name="P36"><text:s text:c="8"/><text:span text:style-name="T27">&lt;</text:span><text:span text:style-name="T21">id </text:span><text:span text:style-name="T36">column</text:span><text:span text:style-name="T51">="STOCK" </text:span><text:span text:style-name="T36">name</text:span><text:span text:style-name="T51">="stockName" </text:span><text:span text:style-name="T36">type</text:span><text:span text:style-name="T51">="string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DATA" </text:span><text:span text:style-name="T36">name</text:span><text:span text:style-name="T51">="dayPriceMapBlob" </text:span><text:span text:style-name="T36">type</text:span><text:span text:style-name="T51">="blob"</text:span><text:span text:style-name="T27">/&gt;</text:span></text:p>
      <text:p text:style-name="P36"><text:s text:c="4"/><text:span text:style-name="T27">&lt;/</text:span><text:span text:style-name="T21">class</text:span><text:span text:style-name="T27">&gt;</text:span></text:p>
      <text:p text:style-name="P33"/>
      <text:p text:style-name="P36"><text:s text:c="4"/><text:span text:style-name="T27">&lt;</text:span><text:span text:style-name="T21">class </text:span><text:span text:style-name="T36">name</text:span><text:span text:style-name="T51">="saving.ChinaSaveYest" </text:span><text:span text:style-name="T36">table</text:span><text:span text:style-name="T51">="CHINASAVEYEST"</text:span><text:span text:style-name="T27">&gt;</text:span></text:p>
      <text:p text:style-name="P36"><text:s text:c="8"/><text:span text:style-name="T27">&lt;</text:span><text:span text:style-name="T21">id </text:span><text:span text:style-name="T36">column</text:span><text:span text:style-name="T51">="STOCK" </text:span><text:span text:style-name="T36">name</text:span><text:span text:style-name="T51">="stockName" </text:span><text:span text:style-name="T36">type</text:span><text:span text:style-name="T51">="string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DATA1" </text:span><text:span text:style-name="T36">name</text:span><text:span text:style-name="T51">="dayPriceMapBlob" </text:span><text:span text:style-name="T36">type</text:span><text:span text:style-name="T51">="blob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VOL" </text:span><text:span text:style-name="T36">name</text:span><text:span text:style-name="T51">="volMapBlob" </text:span><text:span text:style-name="T36">type</text:span><text:span text:style-name="T51">="blob"</text:span><text:span text:style-name="T27">/&gt;</text:span></text:p>
      <text:p text:style-name="P36"><text:s text:c="4"/><text:span text:style-name="T27">&lt;/</text:span><text:span text:style-name="T21">class</text:span><text:span text:style-name="T27">&gt;</text:span></text:p>
      <text:p text:style-name="P33"/>
      <text:p text:style-name="P36"><text:s text:c="4"/><text:span text:style-name="T27">&lt;</text:span><text:span text:style-name="T21">class </text:span><text:span text:style-name="T36">name</text:span><text:span text:style-name="T51">="saving.ChinaSaveY2" </text:span><text:span text:style-name="T36">table</text:span><text:span text:style-name="T51">="CHINASAVEY2"</text:span><text:span text:style-name="T27">&gt;</text:span></text:p>
      <text:p text:style-name="P36"><text:s text:c="8"/><text:span text:style-name="T27">&lt;</text:span><text:span text:style-name="T21">id </text:span><text:span text:style-name="T36">column</text:span><text:span text:style-name="T51">="STOCK" </text:span><text:span text:style-name="T36">name</text:span><text:span text:style-name="T51">="stockName" </text:span><text:span text:style-name="T36">type</text:span><text:span text:style-name="T51">="string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DATA1" </text:span><text:span text:style-name="T36">name</text:span><text:span text:style-name="T51">="dayPriceMapBlob" </text:span><text:span text:style-name="T36">type</text:span><text:span text:style-name="T51">="blob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VOL" </text:span><text:span text:style-name="T36">name</text:span><text:span text:style-name="T51">="volMapBlob" </text:span><text:span text:style-name="T36">type</text:span><text:span text:style-name="T51">="blob"</text:span><text:span text:style-name="T27">/&gt;</text:span></text:p>
      <text:p text:style-name="P36"><text:s text:c="4"/><text:span text:style-name="T27">&lt;/</text:span><text:span text:style-name="T21">class</text:span><text:span text:style-name="T27">&gt;</text:span></text:p>
      <text:p text:style-name="P36"/>
      <text:p text:style-name="P36"><text:s text:c="4"/><text:span text:style-name="T27">&lt;</text:span><text:span text:style-name="T21">class </text:span><text:span text:style-name="T36">name</text:span><text:span text:style-name="T51">="saving.ChinaSaveBidAsk" </text:span><text:span text:style-name="T36">table</text:span><text:span text:style-name="T51">="CHINASAVEBIDASK"</text:span><text:span text:style-name="T27">&gt;</text:span></text:p>
      <text:p text:style-name="P36"><text:s text:c="8"/><text:span text:style-name="T27">&lt;</text:span><text:span text:style-name="T21">id </text:span><text:span text:style-name="T36">column</text:span><text:span text:style-name="T51">="STOCK" </text:span><text:span text:style-name="T36">name</text:span><text:span text:style-name="T51">="stockName" </text:span><text:span text:style-name="T36">type</text:span><text:span text:style-name="T51">="string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BID" </text:span><text:span text:style-name="T36">name</text:span><text:span text:style-name="T51">="bidMapBlob" </text:span><text:span text:style-name="T36">type</text:span><text:span text:style-name="T51">="blob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ASK" </text:span><text:span text:style-name="T36">name</text:span><text:span text:style-name="T51">="askMapBlob" </text:span><text:span text:style-name="T36">type</text:span><text:span text:style-name="T51">="blob"</text:span><text:span text:style-name="T27">/&gt;</text:span></text:p>
      <text:p text:style-name="P36"><text:s text:c="4"/><text:span text:style-name="T27">&lt;/</text:span><text:span text:style-name="T21">class</text:span><text:span text:style-name="T27">&gt;</text:span></text:p>
      <text:p text:style-name="P36"/>
      <text:p text:style-name="P36"><text:s text:c="4"/><text:span text:style-name="T27">&lt;</text:span><text:span text:style-name="T21">class </text:span><text:span text:style-name="T36">name</text:span><text:span text:style-name="T51">="saving.ChinaSaveOHLCYV" </text:span><text:span text:style-name="T36">table</text:span><text:span text:style-name="T51">="CHINASAVEOHLC"</text:span><text:span text:style-name="T27">&gt;</text:span></text:p>
      <text:p text:style-name="P36"><text:s text:c="8"/><text:span text:style-name="T27">&lt;</text:span><text:span text:style-name="T21">id </text:span><text:span text:style-name="T36">column</text:span><text:span text:style-name="T51">="STOCK" </text:span><text:span text:style-name="T36">name</text:span><text:span text:style-name="T51">="stockName" </text:span><text:span text:style-name="T36">type</text:span><text:span text:style-name="T51">="string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O" </text:span><text:span text:style-name="T36">name</text:span><text:span text:style-name="T51">="open" </text:span><text:span text:style-name="T36">type</text:span><text:span text:style-name="T51">="double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H" </text:span><text:span text:style-name="T36">name</text:span><text:span text:style-name="T51">="high" </text:span><text:span text:style-name="T36">type</text:span><text:span text:style-name="T51">="double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L" </text:span><text:span text:style-name="T36">name</text:span><text:span text:style-name="T51">="low" </text:span><text:span text:style-name="T36">type</text:span><text:span text:style-name="T51">="double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C" </text:span><text:span text:style-name="T36">name</text:span><text:span text:style-name="T51">="close" </text:span><text:span text:style-name="T36">type</text:span><text:span text:style-name="T51">="double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CY" </text:span><text:span text:style-name="T36">name</text:span><text:span text:style-name="T51">="closeY" </text:span><text:span text:style-name="T36">type</text:span><text:span text:style-name="T51">="double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V" </text:span><text:span text:style-name="T36">name</text:span><text:span text:style-name="T51">="volume" </text:span><text:span text:style-name="T36">type</text:span><text:span text:style-name="T51">="double"</text:span><text:span text:style-name="T27">/&gt;</text:span></text:p>
      <text:p text:style-name="P36"><text:s text:c="4"/><text:span text:style-name="T27">&lt;/</text:span><text:span text:style-name="T21">class</text:span><text:span text:style-name="T27">&gt;</text:span></text:p>
      <text:p text:style-name="P33"/>
      <text:p text:style-name="P36"><text:s text:c="4"/><text:span text:style-name="T27">&lt;</text:span><text:span text:style-name="T21">class </text:span><text:span text:style-name="T36">name</text:span><text:span text:style-name="T51">="saving.ChinaSaveStrat" </text:span><text:span text:style-name="T36">table</text:span><text:span text:style-name="T51">="CHINASAVESTRAT"</text:span><text:span text:style-name="T27">&gt;</text:span></text:p>
      <text:p text:style-name="P36"><text:s text:c="8"/><text:span text:style-name="T27">&lt;</text:span><text:span text:style-name="T21">id </text:span><text:span text:style-name="T36">column</text:span><text:span text:style-name="T51">="STOCK" </text:span><text:span text:style-name="T36">name</text:span><text:span text:style-name="T51">="stock" </text:span><text:span text:style-name="T36">type</text:span><text:span text:style-name="T51">="string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STRAT" </text:span><text:span text:style-name="T36">name</text:span><text:span text:style-name="T51">="stratBlob" </text:span><text:span text:style-name="T36">type</text:span><text:span text:style-name="T51">="blob"</text:span><text:span text:style-name="T27">/&gt;</text:span></text:p>
      <text:p text:style-name="P36"><text:s text:c="4"/><text:span text:style-name="T27">&lt;/</text:span><text:span text:style-name="T21">class</text:span><text:span text:style-name="T27">&gt;</text:span></text:p>
      <text:p text:style-name="P33"/>
      <text:p text:style-name="P36"><text:s text:c="4"/><text:span text:style-name="T27">&lt;</text:span><text:span text:style-name="T21">class </text:span><text:span text:style-name="T36">name</text:span><text:span text:style-name="T51">="saving.XuSave" </text:span><text:span text:style-name="T36">table</text:span><text:span text:style-name="T51">="XU"</text:span><text:span text:style-name="T27">&gt;</text:span></text:p>
      <text:p text:style-name="P36"><text:s text:c="8"/><text:span text:style-name="T27">&lt;</text:span><text:span text:style-name="T21">id </text:span><text:span text:style-name="T36">column</text:span><text:span text:style-name="T51">="STOCK" </text:span><text:span text:style-name="T36">name</text:span><text:span text:style-name="T51">="name" </text:span><text:span text:style-name="T36">type</text:span><text:span text:style-name="T51">="string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FUT" </text:span><text:span text:style-name="T36">name</text:span><text:span text:style-name="T51">="lastFutPriceBlob" </text:span><text:span text:style-name="T36">type</text:span><text:span text:style-name="T51">="blob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INDEX" </text:span><text:span text:style-name="T36">name</text:span><text:span text:style-name="T51">="indexPriceBlob" </text:span><text:span text:style-name="T36">type</text:span><text:span text:style-name="T51">="blob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FUTVOL" </text:span><text:span text:style-name="T36">name</text:span><text:span text:style-name="T51">="futVolBlob" </text:span><text:span text:style-name="T36">type</text:span><text:span text:style-name="T51">="blob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INDEXVOL" </text:span><text:span text:style-name="T36">name</text:span><text:span text:style-name="T51">="indexVolBlob" </text:span><text:span text:style-name="T36">type</text:span><text:span text:style-name="T51">="blob"</text:span><text:span text:style-name="T27">/&gt;</text:span></text:p>
      <text:p text:style-name="P36"><text:s text:c="4"/><text:span text:style-name="T27">&lt;/</text:span><text:span text:style-name="T21">class</text:span><text:span text:style-name="T27">&gt;</text:span></text:p>
      <text:p text:style-name="P33"/>
      <text:p text:style-name="P36"><text:bookmark-start text:name="__DdeLink__3098_2492791494"/><text:s text:c="4"/><text:span text:style-name="T27">&lt;</text:span><text:span text:style-name="T21">class </text:span><text:span text:style-name="T36">name</text:span><text:span text:style-name="T51">="saving.ChinaVolSave" </text:span><text:span text:style-name="T36">table</text:span><text:span text:style-name="T51">="CHINAVOLSAVE"</text:span><text:span text:style-name="T27">&gt;</text:span></text:p>
      <text:p text:style-name="P36"><text:s text:c="8"/><text:span text:style-name="T27">&lt;</text:span><text:span text:style-name="T21">id </text:span><text:span text:style-name="T36">column</text:span><text:span text:style-name="T51">="ID" </text:span><text:span text:style-name="T36">name</text:span><text:span text:style-name="T51">="id" </text:span><text:span text:style-name="T36">type</text:span><text:span text:style-name="T51">="integer"</text:span><text:span text:style-name="T27">&gt;</text:span></text:p>
      <text:p text:style-name="P36"><text:s text:c="12"/><text:span text:style-name="T27">&lt;</text:span><text:span text:style-name="T21">generator </text:span><text:span text:style-name="T36">class</text:span><text:span text:style-name="T51">="identity"</text:span><text:span text:style-name="T27">/&gt;</text:span></text:p>
      <text:p text:style-name="P36"><text:s text:c="8"/><text:span text:style-name="T27">&lt;/</text:span><text:span text:style-name="T21">id</text:span><text:span text:style-name="T27">&gt;</text:span></text:p>
      <text:p text:style-name="P36"><text:s text:c="8"/><text:span text:style-name="T27">&lt;</text:span><text:span text:style-name="T21">property </text:span><text:span text:style-name="T36">column</text:span><text:span text:style-name="T51">="VOLDATE" </text:span><text:span text:style-name="T36">name</text:span><text:span text:style-name="T51">="volDate" </text:span><text:span text:style-name="T36">type</text:span><text:span text:style-name="T51">="java.time.LocalDate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CALLPUT" </text:span><text:span text:style-name="T36">name</text:span><text:span text:style-name="T51">="callPut" </text:span><text:span text:style-name="T36">type</text:span><text:span text:style-name="T51">="string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STRIKE" </text:span><text:span text:style-name="T36">name</text:span><text:span text:style-name="T51">="strike" </text:span><text:span text:style-name="T36">type</text:span><text:span text:style-name="T51">="double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EXPIRYDATE" </text:span><text:span text:style-name="T36">name</text:span><text:span text:style-name="T51">="expiryDate" </text:span><text:span text:style-name="T36">type</text:span><text:span text:style-name="T51">="java.time.LocalDate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VOL" </text:span><text:span text:style-name="T36">name</text:span><text:span text:style-name="T51">="vol" </text:span><text:span text:style-name="T36">type</text:span><text:span text:style-name="T51">="double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MONEYNESS" </text:span><text:span text:style-name="T36">name</text:span><text:span text:style-name="T51">="moneyness" </text:span><text:span text:style-name="T36">type</text:span><text:span text:style-name="T51">="integer"</text:span><text:span text:style-name="T27">/&gt;</text:span></text:p>
      <text:p text:style-name="P36"><text:s text:c="8"/><text:span text:style-name="T27">&lt;</text:span><text:span text:style-name="T21">property </text:span><text:span text:style-name="T36">column</text:span><text:span text:style-name="T51">="OPTIONTICKER" </text:span><text:span text:style-name="T36">name</text:span><text:span text:style-name="T51">="optionTicker" </text:span><text:span text:style-name="T36">type</text:span><text:span text:style-name="T51">="string"</text:span><text:span text:style-name="T27">/&gt;</text:span></text:p>
      <text:p text:style-name="P36"><text:s text:c="4"/><text:span text:style-name="T27">&lt;/</text:span><text:span text:style-name="T21">class</text:span><text:span text:style-name="T27">&gt;</text:span><text:bookmark-end text:name="__DdeLink__3098_2492791494"/></text:p>
      <text:p text:style-name="P33"/>
      <text:p text:style-name="P36"><text:s text:c="4"/><text:span text:style-name="T27">&lt;</text:span><text:span text:style-name="T21">class </text:span><text:span text:style-name="T36">name</text:span><text:span text:style-name="T51">="saving.ChinaVolIntraday" </text:span><text:span text:style-name="T36">table</text:span><text:span text:style-name="T51">="CHINAVOLINTRADAY"</text:span><text:span text:style-name="T27">&gt;</text:span></text:p>
      <text:p text:style-name="P36"><text:s text:c="8"/><text:span text:style-name="T27">&lt;</text:span><text:span text:style-name="T21">id </text:span><text:span text:style-name="T36">column</text:span><text:span text:style-name="T51">="TICKER" </text:span><text:span text:style-name="T36">name</text:span><text:span text:style-name="T51">="ticker" </text:span><text:span text:style-name="T36">type</text:span><text:span text:style-name="T51">="string"</text:span><text:span text:style-name="T27">/&gt;</text:span></text:p>
      <text:p text:style-name="P36"><text:soft-page-break/><text:s text:c="8"/><text:span text:style-name="T27">&lt;</text:span><text:span text:style-name="T21">property </text:span><text:span text:style-name="T36">column</text:span><text:span text:style-name="T51">="VOLMAP" </text:span><text:span text:style-name="T36">name</text:span><text:span text:style-name="T51">="intradayVolBlob" </text:span><text:span text:style-name="T36">type</text:span><text:span text:style-name="T51">="blob"</text:span><text:span text:style-name="T27">/&gt;</text:span></text:p>
      <text:p text:style-name="P36"><text:s text:c="4"/><text:span text:style-name="T27">&lt;/</text:span><text:span text:style-name="T21">class</text:span><text:span text:style-name="T27">&gt;</text:span></text:p>
      <text:p text:style-name="P33"/>
      <text:p text:style-name="P42"><text:span text:style-name="T45">&lt;/</text:span><text:span text:style-name="T21">hibernate-mapping</text:span><text:span text:style-name="T45">&gt;</text:span></text:p>
      <text:p text:style-name="P66"><text:bookmark-start text:name="__DdeLink__3101_2492791494"/><text:span text:style-name="T18">CREATE TABLE </text:span><text:span text:style-name="T42">CHINAVOLSAVE<text:line-break/>(<text:line-break/> <text:s text:c="3"/>ID </text:span><text:span text:style-name="T18">INT PRIMARY KEY NOT NULL GENERATED ALWAYS AS IDENTITY </text:span><text:span text:style-name="T42">(</text:span><text:span text:style-name="T18">START WITH </text:span><text:span text:style-name="T34">1</text:span><text:span text:style-name="T42">, </text:span><text:span text:style-name="T18">INCREMENT BY </text:span><text:span text:style-name="T34">1</text:span><text:span text:style-name="T42">),<text:line-break/> <text:s text:c="3"/>VOLDATE </text:span><text:span text:style-name="T18">DATE</text:span><text:span text:style-name="T42">,<text:line-break/> <text:s text:c="3"/>CALLPUT </text:span><text:span text:style-name="T18">VARCHAR</text:span><text:span text:style-name="T42">(</text:span><text:span text:style-name="T34">20</text:span><text:span text:style-name="T42">),<text:line-break/> <text:s text:c="3"/>STRIKE </text:span><text:span text:style-name="T18">DOUBLE</text:span><text:span text:style-name="T42">,<text:line-break/> <text:s text:c="3"/>EXPIRYDATE </text:span><text:span text:style-name="T18">DATE</text:span><text:span text:style-name="T42">,<text:line-break/> <text:s text:c="3"/>VOL </text:span><text:span text:style-name="T18">DOUBLE</text:span><text:span text:style-name="T42">,<text:line-break/> <text:s text:c="3"/>MONEYNESS </text:span><text:span text:style-name="T18">INT</text:span><text:span text:style-name="T42">,<text:line-break/> <text:s text:c="3"/>OPTIONTICKER </text:span><text:span text:style-name="T18">VARCHAR</text:span><text:span text:style-name="T42">(</text:span><text:span text:style-name="T34">20</text:span><text:span text:style-name="T42">)<text:line-break/>);</text:span><text:bookmark-end text:name="__DdeLink__3101_2492791494"/></text:p>
      <text:p text:style-name="P16"/>
      <text:p text:style-name="P16"/>
      <text:p text:style-name="P50"><text:span text:style-name="T46">&lt;</text:span><text:span text:style-name="T17">class </text:span><text:span text:style-name="T41">name</text:span><text:span text:style-name="T54">="saving.ChinaVolSave" </text:span><text:span text:style-name="T41">table</text:span><text:span text:style-name="T54">="CHINAVOLSAVE"</text:span><text:span text:style-name="T46">&gt;</text:span><text:span text:style-name="T42"><text:line-break/> <text:s text:c="3"/></text:span><text:span text:style-name="T46">&lt;</text:span><text:span text:style-name="T17">id </text:span><text:span text:style-name="T41">column</text:span><text:span text:style-name="T54">="ID" </text:span><text:span text:style-name="T41">name</text:span><text:span text:style-name="T54">="id" </text:span><text:span text:style-name="T41">type</text:span><text:span text:style-name="T54">="integer"</text:span><text:span text:style-name="T46">/&gt;</text:span></text:p>
      <text:p text:style-name="P44"><text:tab/>&lt;gene</text:p>
      <text:p text:style-name="P51"><text:span text:style-name="T46"><text:tab/>&lt;/id&gt;</text:span><text:span text:style-name="T42"><text:line-break/> <text:s text:c="3"/></text:span><text:span text:style-name="T46">&lt;</text:span><text:span text:style-name="T17">property </text:span><text:span text:style-name="T41">column</text:span><text:span text:style-name="T54">="VOLDATE" </text:span><text:span text:style-name="T41">name</text:span><text:span text:style-name="T54">="volDate" </text:span><text:span text:style-name="T41">type</text:span><text:span text:style-name="T54">="java.time.LocalDate"</text:span><text:span text:style-name="T46">/&gt;</text:span><text:span text:style-name="T42"><text:line-break/> <text:s text:c="3"/></text:span><text:span text:style-name="T46">&lt;</text:span><text:span text:style-name="T17">property </text:span><text:span text:style-name="T41">column</text:span><text:span text:style-name="T54">="CALLPUT" </text:span><text:span text:style-name="T41">name</text:span><text:span text:style-name="T54">="callPut" </text:span><text:span text:style-name="T41">type</text:span><text:span text:style-name="T54">="string"</text:span><text:span text:style-name="T46">/&gt;</text:span><text:span text:style-name="T42"><text:line-break/> <text:s text:c="3"/></text:span><text:span text:style-name="T46">&lt;</text:span><text:span text:style-name="T17">property </text:span><text:span text:style-name="T41">column</text:span><text:span text:style-name="T54">="STRIKE" </text:span><text:span text:style-name="T41">name</text:span><text:span text:style-name="T54">="strike" </text:span><text:span text:style-name="T41">type</text:span><text:span text:style-name="T54">="double"</text:span><text:span text:style-name="T46">/&gt;</text:span><text:span text:style-name="T42"><text:line-break/> <text:s text:c="3"/></text:span><text:span text:style-name="T46">&lt;</text:span><text:span text:style-name="T17">property </text:span><text:span text:style-name="T41">column</text:span><text:span text:style-name="T54">="EXPIRYDATE" </text:span><text:span text:style-name="T41">name</text:span><text:span text:style-name="T54">="expiryDate" </text:span><text:span text:style-name="T41">type</text:span><text:span text:style-name="T54">="java.time.LocalDate"</text:span><text:span text:style-name="T46">/&gt;</text:span><text:span text:style-name="T42"><text:line-break/> <text:s text:c="3"/></text:span><text:span text:style-name="T46">&lt;</text:span><text:span text:style-name="T17">property </text:span><text:span text:style-name="T41">column</text:span><text:span text:style-name="T54">="VOL" </text:span><text:span text:style-name="T41">name</text:span><text:span text:style-name="T54">="vol" </text:span><text:span text:style-name="T41">type</text:span><text:span text:style-name="T54">="double"</text:span><text:span text:style-name="T46">/&gt;</text:span><text:span text:style-name="T42"><text:line-break/> <text:s text:c="3"/></text:span><text:span text:style-name="T46">&lt;</text:span><text:span text:style-name="T17">property </text:span><text:span text:style-name="T41">column</text:span><text:span text:style-name="T54">="MONEYNESS" </text:span><text:span text:style-name="T41">name</text:span><text:span text:style-name="T54">="moneyness" </text:span><text:span text:style-name="T41">type</text:span><text:span text:style-name="T54">="integer"</text:span><text:span text:style-name="T46">/&gt;</text:span><text:span text:style-name="T42"><text:line-break/> <text:s text:c="3"/></text:span><text:span text:style-name="T46">&lt;</text:span><text:span text:style-name="T17">property </text:span><text:span text:style-name="T41">column</text:span><text:span text:style-name="T54">="OPTIONTICKER" </text:span><text:span text:style-name="T41">name</text:span><text:span text:style-name="T54">="optionTicker" </text:span><text:span text:style-name="T41">type</text:span><text:span text:style-name="T54">="string"</text:span><text:span text:style-name="T46">/&gt;</text:span><text:span text:style-name="T42"><text:line-break/></text:span><text:span text:style-name="T46">&lt;/</text:span><text:span text:style-name="T17">class</text:span><text:span text:style-name="T46">&gt;</text:span></text:p>
      <text:p text:style-name="P16"/>
      <text:p text:style-name="P9">Reset ID:</text:p>
      <text:p text:style-name="P21"><text:span text:style-name="T24">ALTER TABLE </text:span><text:span text:style-name="T43">CHINAVOLSAVE </text:span><text:span text:style-name="T24">ALTER COLUMN </text:span><text:span text:style-name="T33">ID </text:span><text:span text:style-name="T24">RESTART WITH </text:span><text:span text:style-name="T39">1</text:span></text:p>
      <text:p text:style-name="P16"/>
      <text:p text:style-name="P11">Delete All rows:</text:p>
      <text:p text:style-name="P21"><text:span text:style-name="T24">DELETE FROM </text:span><text:span text:style-name="T43">CHINAVOLSAVE </text:span><text:span text:style-name="T24">where </text:span><text:span text:style-name="T39">1</text:span><text:span text:style-name="T43">=</text:span><text:span text:style-name="T39">1</text:span></text:p>
      <text:p text:style-name="P16"/>
      <text:p text:style-name="P13">Select all entries that match a string:</text:p>
      <text:p text:style-name="P21"><text:span text:style-name="T24">select </text:span><text:span text:style-name="T44">* </text:span><text:span text:style-name="T24">from </text:span><text:span text:style-name="T43">CHINAVOLSAVE </text:span><text:span text:style-name="T24">where </text:span><text:span text:style-name="T33">OPTIONTICKER </text:span><text:span text:style-name="T24">LIKE </text:span><text:span text:style-name="T50">'CON_OP_10001228'</text:span></text:p>
      <text:p text:style-name="P16"/>
      <text:p text:style-name="P16"/>
      <text:p text:style-name="P50"><text:span text:style-name="T18">CREATE TABLE </text:span><text:span text:style-name="T42">CHINAVOLINTRADAY<text:line-break/>(<text:line-break/> <text:s text:c="3"/>TICKER </text:span><text:span text:style-name="T18">VARCHAR(20) PRIMARY KEY NOT NULL</text:span><text:span text:style-name="T42">,<text:line-break/> <text:s text:c="3"/>VOLMAP </text:span><text:span text:style-name="T18">LOB</text:span><text:span text:style-name="T42">,<text:line-break/>);</text:span></text:p>
      <text:p text:style-name="P23"/>
      <text:p text:style-name="P67"><text:bookmark-start text:name="__DdeLink__511_10460221941"/><text:bookmark-start text:name="__DdeLink__291_10460221941"/><text:span text:style-name="T18">CREATE TABLE </text:span><text:span text:style-name="T42">CHINAVOLSAVE<text:line-break/>(<text:line-break/> <text:s text:c="3"/>ID </text:span><text:span text:style-name="T18">INT PRIMARY KEY NOT NULL GENERATED ALWAYS AS IDENTITY</text:span><text:span text:style-name="T42">,<text:line-break/> <text:s text:c="3"/>VOLDATE </text:span><text:span text:style-name="T18">DATE</text:span><text:span text:style-name="T42">,<text:line-break/> <text:s text:c="3"/>CALLPUT </text:span><text:span text:style-name="T18">VARCHAR</text:span><text:span text:style-name="T42">(</text:span><text:span text:style-name="T34">20</text:span><text:span text:style-name="T42">),<text:line-break/> <text:s text:c="3"/>STRIKE </text:span><text:span text:style-name="T18">DOUBLE</text:span><text:span text:style-name="T42">,<text:line-break/> <text:s text:c="3"/>EXPIRYDATE </text:span><text:span text:style-name="T18">DATE</text:span><text:span text:style-name="T42">,<text:line-break/> <text:s text:c="3"/>VOL </text:span><text:span text:style-name="T18">DOUBLE</text:span><text:span text:style-name="T42">,<text:line-break/> <text:s text:c="3"/>MONEYNESS </text:span><text:span text:style-name="T18">INT</text:span><text:span text:style-name="T42">,<text:line-break/> <text:s text:c="3"/>OPTIONTICKER </text:span><text:span text:style-name="T18">VARCHAR</text:span><text:span text:style-name="T42">(</text:span><text:span text:style-name="T34">20</text:span><text:span text:style-name="T42">)<text:line-break/>);</text:span><text:bookmark-end text:name="__DdeLink__511_10460221941"/><text:bookmark-end text:name="__DdeLink__291_10460221941"/></text:p>
      <text:p text:style-name="P17"/>
      <text:p text:style-name="P17"/>
      <text:p text:style-name="P53"><text:span text:style-name="T46">&lt;</text:span><text:span text:style-name="T17">class </text:span><text:span text:style-name="T41">name</text:span><text:span text:style-name="T54">="saving.ChinaVolSave" </text:span><text:span text:style-name="T41">table</text:span><text:span text:style-name="T54">="CHINAVOLSAVE"</text:span><text:span text:style-name="T46">&gt;</text:span><text:span text:style-name="T42"><text:line-break/> <text:s text:c="3"/></text:span><text:span text:style-name="T46">&lt;</text:span><text:span text:style-name="T17">id </text:span><text:span text:style-name="T41">column</text:span><text:span text:style-name="T54">="ID" </text:span><text:span text:style-name="T41">name</text:span><text:span text:style-name="T54">="id" </text:span><text:span text:style-name="T41">type</text:span><text:span text:style-name="T54">="integer"</text:span><text:span text:style-name="T46">/&gt;</text:span></text:p>
      <text:p text:style-name="P45"><text:tab/>&lt;gene</text:p>
      <text:p text:style-name="P52"><text:span text:style-name="T46"><text:tab/>&lt;/id&gt;</text:span><text:span text:style-name="T42"><text:line-break/> <text:s text:c="3"/></text:span><text:span text:style-name="T46">&lt;</text:span><text:span text:style-name="T17">property </text:span><text:span text:style-name="T41">column</text:span><text:span text:style-name="T54">="VOLDATE" </text:span><text:span text:style-name="T41">name</text:span><text:span text:style-name="T54">="volDate" </text:span><text:span text:style-name="T41">type</text:span><text:span text:style-name="T54">="java.time.LocalDate"</text:span><text:span text:style-name="T46">/&gt;</text:span><text:span text:style-name="T42"><text:line-break/> <text:s text:c="3"/></text:span><text:span text:style-name="T46">&lt;</text:span><text:span text:style-name="T17">property </text:span><text:span text:style-name="T41">column</text:span><text:span text:style-name="T54">="CALLPUT" </text:span><text:span text:style-name="T41">name</text:span><text:span text:style-name="T54">="callPut" </text:span><text:span text:style-name="T41">type</text:span><text:span text:style-name="T54">="string"</text:span><text:span text:style-name="T46">/&gt;</text:span><text:span text:style-name="T42"><text:line-break/> <text:s text:c="3"/></text:span><text:span text:style-name="T46">&lt;</text:span><text:span text:style-name="T17">property </text:span><text:span text:style-name="T41">column</text:span><text:span text:style-name="T54">="STRIKE" </text:span><text:span text:style-name="T41">name</text:span><text:span text:style-name="T54">="strike" </text:span><text:span text:style-name="T41">type</text:span><text:span text:style-name="T54">="double"</text:span><text:span text:style-name="T46">/&gt;</text:span><text:span text:style-name="T42"><text:line-break/> <text:s text:c="3"/></text:span><text:span text:style-name="T46">&lt;</text:span><text:span text:style-name="T17">property </text:span><text:span text:style-name="T41">column</text:span><text:span text:style-name="T54">="EXPIRYDATE" </text:span><text:span text:style-name="T41">name</text:span><text:span text:style-name="T54">="expiryDate" </text:span><text:span text:style-name="T41">type</text:span><text:span text:style-name="T54">="java.time.LocalDate"</text:span><text:span text:style-name="T46">/&gt;</text:span><text:span text:style-name="T42"><text:line-break/> <text:s text:c="3"/></text:span><text:span text:style-name="T46">&lt;</text:span><text:span text:style-name="T17">property </text:span><text:span text:style-name="T41">column</text:span><text:span text:style-name="T54">="VOL" </text:span><text:span text:style-name="T41">name</text:span><text:span text:style-name="T54">="vol" </text:span><text:span text:style-name="T41">type</text:span><text:span text:style-name="T54">="double"</text:span><text:span text:style-name="T46">/&gt;</text:span><text:span text:style-name="T42"><text:line-break/> <text:s text:c="3"/></text:span><text:span text:style-name="T46">&lt;</text:span><text:span text:style-name="T17">property </text:span><text:span text:style-name="T41">column</text:span><text:span text:style-name="T54">="MONEYNESS" </text:span><text:span text:style-name="T41">name</text:span><text:span text:style-name="T54">="moneyness" </text:span><text:span text:style-name="T41">type</text:span><text:span text:style-name="T54">="integer"</text:span><text:span text:style-name="T46">/&gt;</text:span><text:span text:style-name="T42"><text:line-break/> <text:s text:c="3"/></text:span><text:span text:style-name="T46">&lt;</text:span><text:span text:style-name="T17">property </text:span><text:span text:style-name="T41">column</text:span><text:span text:style-name="T54">="OPTIONTICKER" </text:span><text:span text:style-name="T41">name</text:span><text:span text:style-name="T54">="optionTicker" </text:span><text:span text:style-name="T41">type</text:span><text:span text:style-name="T54">="string"</text:span><text:span text:style-name="T46">/&gt;</text:span><text:span text:style-name="T42"><text:line-break/></text:span><text:span text:style-name="T46">&lt;/</text:span><text:span text:style-name="T17">class</text:span><text:span text:style-name="T46">&gt;</text:span></text:p>
      <text:p text:style-name="P17"/>
      <text:p text:style-name="P10">Reset ID:</text:p>
      <text:p text:style-name="P22"><text:span text:style-name="T24">ALTER TABLE </text:span><text:span text:style-name="T43">CHINAVOLSAVE </text:span><text:span text:style-name="T24">ALTER COLUMN </text:span><text:span text:style-name="T33">ID </text:span><text:span text:style-name="T24">RESTART WITH </text:span><text:span text:style-name="T39">1</text:span></text:p>
      <text:p text:style-name="P17"/>
      <text:p text:style-name="P12">Delete All rows:</text:p>
      <text:p text:style-name="P22"><text:span text:style-name="T24">DELETE FROM </text:span><text:span text:style-name="T43">CHINAVOLSAVE </text:span><text:span text:style-name="T24">where </text:span><text:span text:style-name="T39">1</text:span><text:span text:style-name="T43">=</text:span><text:span text:style-name="T39">1</text:span></text:p>
      <text:p text:style-name="P17"/>
      <text:p text:style-name="P14">Select all entries that match a string:</text:p>
      <text:p text:style-name="P22"><text:span text:style-name="T24">select </text:span><text:span text:style-name="T44">* </text:span><text:span text:style-name="T24">from </text:span><text:span text:style-name="T43">CHINAVOLSAVE </text:span><text:span text:style-name="T24">where </text:span><text:span text:style-name="T33">OPTIONTICKER </text:span><text:span text:style-name="T24">LIKE </text:span><text:span text:style-name="T50">'CON_OP_10001228'</text:span></text:p>
      <text:p text:style-name="P17"/>
      <text:p text:style-name="P17"/>
      <text:p text:style-name="P17"/>
      <text:p text:style-name="P17"/>
      <text:p text:style-name="P53"><text:span text:style-name="T18">CREATE TABLE </text:span><text:span text:style-name="T42">CHINAVOLINTRADAY<text:line-break/>(<text:line-break/> <text:s text:c="3"/>TICKER </text:span><text:span text:style-name="T18">VARCHAR(20) PRIMARY KEY NOT NULL</text:span><text:span text:style-name="T42">,<text:line-break/> <text:s text:c="3"/>VOLMAP </text:span><text:span text:style-name="T18">LOB</text:span><text:span text:style-name="T42">,<text:line-break/>);</text:span></text:p>
      <text:p text:style-name="P49"/>
      <text:p text:style-name="P49"/>
      <text:p text:style-name="P46">TIPS</text:p>
      <text:list xml:id="list3887475207" text:style-name="L1">
        <text:list-item>
          <text:p text:style-name="P68">1. Hibernate newest version has bugs. Use 2018.Nov version, no errors.</text:p>
        </text:list-item>
        <text:list-item>
          <text:p text:style-name="P68">Use a simple class to test database behavior.</text:p>
        </text:list-item>
        <text:list-item>
          <text:p text:style-name="P69">The key is set up a database using database itself IJ. Then connect to it. Create a database by simple commands. Connect ‘jdbc:derby:/home/l/DB;create=true’</text:p>
        </text:list-item>
        <text:list-item>
          <text:p text:style-name="P69">Make sure add the derby jar files to module dependency list. </text:p>
        </text:list-item>
      </text:list>
      <text:p text:style-name="P47"/>
      <text:p text:style-name="P70"/>
      <text:p text:style-name="P70"/>
      <text:p text:style-name="P70">MainBoardSave:</text:p>
      <text:p text:style-name="P70"/>
      <text:p text:style-name="P61"><text:span text:style-name="T1">CREATE TABLE </text:span>MAINBOARDSAVEDAY</text:p>
      <text:p text:style-name="P62">(</text:p>
      <text:p text:style-name="P62"><text:s text:c="2"/><text:span text:style-name="T1">TIME <text:s/>DATE PRIMARY KEY NOT NULL</text:span>,</text:p>
      <text:p text:style-name="P62"><text:s text:c="2"/><text:span text:style-name="T1">O <text:s/>DOUBLE</text:span>,</text:p>
      <text:p text:style-name="P62"><text:s text:c="2"/><text:span text:style-name="T1">H <text:s/>DOUBLE</text:span>,</text:p>
      <text:p text:style-name="P62"><text:s text:c="2"/><text:span text:style-name="T1">L <text:s text:c="2"/>DOUBLE</text:span>,</text:p>
      <text:p text:style-name="P62"><text:s text:c="2"/><text:span text:style-name="T1">C DOUBLE</text:span></text:p>
      <text:p text:style-name="P65">);</text:p>
      <text:p text:style-name="P60"><text:span text:style-name="T47">&lt;</text:span><text:span text:style-name="T4">class name="saving.MainBoardSaveDay" table="MAINBOARDSAVEDAY"</text:span><text:span text:style-name="T47">&gt;</text:span></text:p>
      <text:p text:style-name="P62"><text:s text:c="4"/><text:span text:style-name="T47">&lt;</text:span><text:span text:style-name="T4">id column="TIME" name="time" type="java.time.LocalDate"</text:span><text:span text:style-name="T47">/&gt;</text:span></text:p>
      <text:p text:style-name="P62"><text:s text:c="4"/><text:span text:style-name="T47">&lt;</text:span><text:span text:style-name="T4">property column="O" name="open" type="double"</text:span><text:span text:style-name="T47">/&gt;</text:span></text:p>
      <text:p text:style-name="P62"><text:s text:c="4"/><text:span text:style-name="T47">&lt;</text:span><text:span text:style-name="T4">property column="H" name="high" type="double"</text:span><text:span text:style-name="T47">/&gt;</text:span></text:p>
      <text:p text:style-name="P62"><text:s text:c="4"/><text:span text:style-name="T47">&lt;</text:span><text:span text:style-name="T4">property column="L" name="low" type="double"</text:span><text:span text:style-name="T47">/&gt;</text:span></text:p>
      <text:p text:style-name="P62"><text:s text:c="4"/><text:span text:style-name="T47">&lt;</text:span><text:span text:style-name="T4">property column="C" name="close" type="double"</text:span><text:span text:style-name="T47">/&gt;</text:span></text:p>
      <text:p text:style-name="P62"><text:span text:style-name="T47">&lt;/</text:span><text:span text:style-name="T4">class</text:span><text:span text:style-name="T47">&gt;</text:span></text:p>
      <text:p text:style-name="P62"><text:span text:style-name="T47"/></text:p>
      <text:p text:style-name="P58"><text:bookmark-start text:name="__DdeLink__3104_2492791494"/><text:span text:style-name="T1">CREATE TABLE </text:span>MAINBOARD<text:span text:style-name="T58">SAVE5M</text:span></text:p>
      <text:p text:style-name="P59">(</text:p>
      <text:p text:style-name="P59"><text:s text:c="2"/><text:span text:style-name="T1">TIME <text:s/></text:span><text:span text:style-name="T3">TIMESTAMP</text:span><text:span text:style-name="T1"> PRIMARY KEY NOT NULL</text:span>,</text:p>
      <text:p text:style-name="P59"><text:s text:c="2"/><text:span text:style-name="T1">O <text:s/>DOUBLE</text:span>,</text:p>
      <text:p text:style-name="P59"><text:s text:c="2"/><text:span text:style-name="T1">H <text:s/>DOUBLE</text:span>,</text:p>
      <text:p text:style-name="P59"><text:s text:c="2"/><text:span text:style-name="T1">L <text:s text:c="2"/>DOUBLE</text:span>,</text:p>
      <text:p text:style-name="P59"><text:s text:c="2"/><text:span text:style-name="T1">C DOUBLE</text:span></text:p>
      <text:p text:style-name="P64">);<text:bookmark-end text:name="__DdeLink__3104_2492791494"/></text:p>
      <text:p text:style-name="P22"/>
      <text:p text:style-name="P55"><text:soft-page-break/><text:span text:style-name="T47"/></text:p>
      <text:p text:style-name="P57"><text:span text:style-name="T47">&lt;</text:span><text:span text:style-name="T4">class name="saving.MainBoardSave5m" table="MAINBOARDSAVE5M"</text:span><text:span text:style-name="T47">&gt;</text:span></text:p>
      <text:p text:style-name="P57"><text:s text:c="4"/><text:span text:style-name="T47">&lt;</text:span><text:span text:style-name="T4">id column="TIME" name="time" type="java.time.LocalDateTime"</text:span><text:span text:style-name="T47">/&gt;</text:span></text:p>
      <text:p text:style-name="P57"><text:s text:c="4"/><text:span text:style-name="T47">&lt;</text:span><text:span text:style-name="T4">property column="O" name="open" type="double"</text:span><text:span text:style-name="T47">/&gt;</text:span></text:p>
      <text:p text:style-name="P57"><text:s text:c="4"/><text:span text:style-name="T47">&lt;</text:span><text:span text:style-name="T4">property column="H" name="high" type="double"</text:span><text:span text:style-name="T47">/&gt;</text:span></text:p>
      <text:p text:style-name="P57"><text:s text:c="4"/><text:span text:style-name="T47">&lt;</text:span><text:span text:style-name="T4">property column="L" name="low" type="double"</text:span><text:span text:style-name="T47">/&gt;</text:span></text:p>
      <text:p text:style-name="P57"><text:s text:c="4"/><text:span text:style-name="T47">&lt;</text:span><text:span text:style-name="T4">property column="C" name="close" type="double"</text:span><text:span text:style-name="T47">/&gt;</text:span></text:p>
      <text:p text:style-name="P63"><text:span text:style-name="T47">&lt;/</text:span><text:span text:style-name="T4">class</text:span><text:span text:style-name="T47">&gt;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3:05:54.520985314</meta:creation-date>
    <meta:generator>LibreOffice/6.0.7.3$Linux_X86_64 LibreOffice_project/00m0$Build-3</meta:generator>
    <dc:date>2019-02-11T18:16:50.684776328</dc:date>
    <meta:editing-duration>PT6H18M39S</meta:editing-duration>
    <meta:editing-cycles>29</meta:editing-cycles>
    <meta:document-statistic meta:table-count="0" meta:image-count="0" meta:object-count="0" meta:page-count="7" meta:paragraph-count="255" meta:word-count="1009" meta:character-count="12185" meta:non-whitespace-character-count="10437"/>
  </office:meta>
</office:document-meta>
</file>